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compra</text:p>
          </table:table-cell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venta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2.5" calcext:value-type="currency">
            <text:p>$1.012,50</text:p>
          </table:table-cell>
          <table:table-cell/>
          <table:table-cell table:style-name="ce2" office:value-type="date" office:date-value="2025-01-01" calcext:value-type="date">
            <text:p>2025-01-01</text:p>
          </table:table-cell>
          <table:table-cell office:value-type="currency" office:currency="ARS" office:value="1052.5" calcext:value-type="currency">
            <text:p>$1.052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2.5" calcext:value-type="currency">
            <text:p>$1.012,50</text:p>
          </table:table-cell>
          <table:table-cell/>
          <table:table-cell table:style-name="ce2" office:value-type="date" office:date-value="2025-01-02" calcext:value-type="date">
            <text:p>2025-01-02</text:p>
          </table:table-cell>
          <table:table-cell office:value-type="currency" office:currency="ARS" office:value="1052.5" calcext:value-type="currency">
            <text:p>$1.052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5" calcext:value-type="currency">
            <text:p>$1.015,00</text:p>
          </table:table-cell>
          <table:table-cell/>
          <table:table-cell table:style-name="ce2" office:value-type="date" office:date-value="2025-01-03" calcext:value-type="date">
            <text:p>2025-01-03</text:p>
          </table:table-cell>
          <table:table-cell office:value-type="currency" office:currency="ARS" office:value="1055" calcext:value-type="currency">
            <text:p>$1.0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5" calcext:value-type="currency">
            <text:p>$1.015,00</text:p>
          </table:table-cell>
          <table:table-cell/>
          <table:table-cell table:style-name="ce2" office:value-type="date" office:date-value="2025-01-04" calcext:value-type="date">
            <text:p>2025-01-04</text:p>
          </table:table-cell>
          <table:table-cell office:value-type="currency" office:currency="ARS" office:value="1055" calcext:value-type="currency">
            <text:p>$1.0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5" calcext:value-type="currency">
            <text:p>$1.015,00</text:p>
          </table:table-cell>
          <table:table-cell/>
          <table:table-cell table:style-name="ce2" office:value-type="date" office:date-value="2025-01-05" calcext:value-type="date">
            <text:p>2025-01-05</text:p>
          </table:table-cell>
          <table:table-cell office:value-type="currency" office:currency="ARS" office:value="1055" calcext:value-type="currency">
            <text:p>$1.0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5" calcext:value-type="currency">
            <text:p>$1.015,00</text:p>
          </table:table-cell>
          <table:table-cell/>
          <table:table-cell table:style-name="ce2" office:value-type="date" office:date-value="2025-01-06" calcext:value-type="date">
            <text:p>2025-01-06</text:p>
          </table:table-cell>
          <table:table-cell office:value-type="currency" office:currency="ARS" office:value="1055" calcext:value-type="currency">
            <text:p>$1.0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5.5" calcext:value-type="currency">
            <text:p>$1.015,50</text:p>
          </table:table-cell>
          <table:table-cell/>
          <table:table-cell table:style-name="ce2" office:value-type="date" office:date-value="2025-01-07" calcext:value-type="date">
            <text:p>2025-01-07</text:p>
          </table:table-cell>
          <table:table-cell office:value-type="currency" office:currency="ARS" office:value="1055.5" calcext:value-type="currency">
            <text:p>$1.055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6" calcext:value-type="currency">
            <text:p>$1.016,00</text:p>
          </table:table-cell>
          <table:table-cell/>
          <table:table-cell table:style-name="ce2" office:value-type="date" office:date-value="2025-01-08" calcext:value-type="date">
            <text:p>2025-01-08</text:p>
          </table:table-cell>
          <table:table-cell office:value-type="currency" office:currency="ARS" office:value="1056" calcext:value-type="currency">
            <text:p>$1.056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7" calcext:value-type="currency">
            <text:p>$1.017,00</text:p>
          </table:table-cell>
          <table:table-cell/>
          <table:table-cell table:style-name="ce2" office:value-type="date" office:date-value="2025-01-09" calcext:value-type="date">
            <text:p>2025-01-09</text:p>
          </table:table-cell>
          <table:table-cell office:value-type="currency" office:currency="ARS" office:value="1057" calcext:value-type="currency">
            <text:p>$1.057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9" calcext:value-type="currency">
            <text:p>$1.019,00</text:p>
          </table:table-cell>
          <table:table-cell/>
          <table:table-cell table:style-name="ce2" office:value-type="date" office:date-value="2025-01-10" calcext:value-type="date">
            <text:p>2025-01-10</text:p>
          </table:table-cell>
          <table:table-cell office:value-type="currency" office:currency="ARS" office:value="1059" calcext:value-type="currency">
            <text:p>$1.059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9" calcext:value-type="currency">
            <text:p>$1.019,00</text:p>
          </table:table-cell>
          <table:table-cell/>
          <table:table-cell table:style-name="ce2" office:value-type="date" office:date-value="2025-01-11" calcext:value-type="date">
            <text:p>2025-01-11</text:p>
          </table:table-cell>
          <table:table-cell office:value-type="currency" office:currency="ARS" office:value="1059" calcext:value-type="currency">
            <text:p>$1.059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9" calcext:value-type="currency">
            <text:p>$1.019,00</text:p>
          </table:table-cell>
          <table:table-cell/>
          <table:table-cell table:style-name="ce2" office:value-type="date" office:date-value="2025-01-12" calcext:value-type="date">
            <text:p>2025-01-12</text:p>
          </table:table-cell>
          <table:table-cell office:value-type="currency" office:currency="ARS" office:value="1059" calcext:value-type="currency">
            <text:p>$1.059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19.5" calcext:value-type="currency">
            <text:p>$1.019,50</text:p>
          </table:table-cell>
          <table:table-cell/>
          <table:table-cell table:style-name="ce2" office:value-type="date" office:date-value="2025-01-13" calcext:value-type="date">
            <text:p>2025-01-13</text:p>
          </table:table-cell>
          <table:table-cell office:value-type="currency" office:currency="ARS" office:value="1059.5" calcext:value-type="currency">
            <text:p>$1.059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0.5" calcext:value-type="currency">
            <text:p>$1.020,50</text:p>
          </table:table-cell>
          <table:table-cell/>
          <table:table-cell table:style-name="ce2" office:value-type="date" office:date-value="2025-01-14" calcext:value-type="date">
            <text:p>2025-01-14</text:p>
          </table:table-cell>
          <table:table-cell office:value-type="currency" office:currency="ARS" office:value="1060.5" calcext:value-type="currency">
            <text:p>$1.060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1.5" calcext:value-type="currency">
            <text:p>$1.021,50</text:p>
          </table:table-cell>
          <table:table-cell/>
          <table:table-cell table:style-name="ce2" office:value-type="date" office:date-value="2025-01-15" calcext:value-type="date">
            <text:p>2025-01-15</text:p>
          </table:table-cell>
          <table:table-cell office:value-type="currency" office:currency="ARS" office:value="1061.5" calcext:value-type="currency">
            <text:p>$1.061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2" calcext:value-type="currency">
            <text:p>$1.022,00</text:p>
          </table:table-cell>
          <table:table-cell/>
          <table:table-cell table:style-name="ce2" office:value-type="date" office:date-value="2025-01-16" calcext:value-type="date">
            <text:p>2025-01-16</text:p>
          </table:table-cell>
          <table:table-cell office:value-type="currency" office:currency="ARS" office:value="1062" calcext:value-type="currency">
            <text:p>$1.062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3.5" calcext:value-type="currency">
            <text:p>$1.023,50</text:p>
          </table:table-cell>
          <table:table-cell/>
          <table:table-cell table:style-name="ce2" office:value-type="date" office:date-value="2025-01-17" calcext:value-type="date">
            <text:p>2025-01-17</text:p>
          </table:table-cell>
          <table:table-cell office:value-type="currency" office:currency="ARS" office:value="1063.5" calcext:value-type="currency">
            <text:p>$1.063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3.5" calcext:value-type="currency">
            <text:p>$1.023,50</text:p>
          </table:table-cell>
          <table:table-cell/>
          <table:table-cell table:style-name="ce2" office:value-type="date" office:date-value="2025-01-18" calcext:value-type="date">
            <text:p>2025-01-18</text:p>
          </table:table-cell>
          <table:table-cell office:value-type="currency" office:currency="ARS" office:value="1063.5" calcext:value-type="currency">
            <text:p>$1.063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3.5" calcext:value-type="currency">
            <text:p>$1.023,50</text:p>
          </table:table-cell>
          <table:table-cell/>
          <table:table-cell table:style-name="ce2" office:value-type="date" office:date-value="2025-01-19" calcext:value-type="date">
            <text:p>2025-01-19</text:p>
          </table:table-cell>
          <table:table-cell office:value-type="currency" office:currency="ARS" office:value="1063.5" calcext:value-type="currency">
            <text:p>$1.063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6" calcext:value-type="currency">
            <text:p>$1.026,00</text:p>
          </table:table-cell>
          <table:table-cell/>
          <table:table-cell table:style-name="ce2" office:value-type="date" office:date-value="2025-01-20" calcext:value-type="date">
            <text:p>2025-01-20</text:p>
          </table:table-cell>
          <table:table-cell office:value-type="currency" office:currency="ARS" office:value="1066" calcext:value-type="currency">
            <text:p>$1.066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6.5" calcext:value-type="currency">
            <text:p>$1.026,50</text:p>
          </table:table-cell>
          <table:table-cell/>
          <table:table-cell table:style-name="ce2" office:value-type="date" office:date-value="2025-01-21" calcext:value-type="date">
            <text:p>2025-01-21</text:p>
          </table:table-cell>
          <table:table-cell office:value-type="currency" office:currency="ARS" office:value="1066.5" calcext:value-type="currency">
            <text:p>$1.066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7.5" calcext:value-type="currency">
            <text:p>$1.027,50</text:p>
          </table:table-cell>
          <table:table-cell/>
          <table:table-cell table:style-name="ce2" office:value-type="date" office:date-value="2025-01-22" calcext:value-type="date">
            <text:p>2025-01-22</text:p>
          </table:table-cell>
          <table:table-cell office:value-type="currency" office:currency="ARS" office:value="1067.5" calcext:value-type="currency">
            <text:p>$1.067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8" calcext:value-type="currency">
            <text:p>$1.028,00</text:p>
          </table:table-cell>
          <table:table-cell/>
          <table:table-cell table:style-name="ce2" office:value-type="date" office:date-value="2025-01-23" calcext:value-type="date">
            <text:p>2025-01-23</text:p>
          </table:table-cell>
          <table:table-cell office:value-type="currency" office:currency="ARS" office:value="1068" calcext:value-type="currency">
            <text:p>$1.068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9" calcext:value-type="currency">
            <text:p>$1.029,00</text:p>
          </table:table-cell>
          <table:table-cell/>
          <table:table-cell table:style-name="ce2" office:value-type="date" office:date-value="2025-01-24" calcext:value-type="date">
            <text:p>2025-01-24</text:p>
          </table:table-cell>
          <table:table-cell office:value-type="currency" office:currency="ARS" office:value="1069" calcext:value-type="currency">
            <text:p>$1.069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9" calcext:value-type="currency">
            <text:p>$1.029,00</text:p>
          </table:table-cell>
          <table:table-cell/>
          <table:table-cell table:style-name="ce2" office:value-type="date" office:date-value="2025-01-25" calcext:value-type="date">
            <text:p>2025-01-25</text:p>
          </table:table-cell>
          <table:table-cell office:value-type="currency" office:currency="ARS" office:value="1069" calcext:value-type="currency">
            <text:p>$1.069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29" calcext:value-type="currency">
            <text:p>$1.029,00</text:p>
          </table:table-cell>
          <table:table-cell/>
          <table:table-cell table:style-name="ce2" office:value-type="date" office:date-value="2025-01-26" calcext:value-type="date">
            <text:p>2025-01-26</text:p>
          </table:table-cell>
          <table:table-cell office:value-type="currency" office:currency="ARS" office:value="1069" calcext:value-type="currency">
            <text:p>$1.069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0" calcext:value-type="currency">
            <text:p>$1.030,00</text:p>
          </table:table-cell>
          <table:table-cell/>
          <table:table-cell table:style-name="ce2" office:value-type="date" office:date-value="2025-01-27" calcext:value-type="date">
            <text:p>2025-01-27</text:p>
          </table:table-cell>
          <table:table-cell office:value-type="currency" office:currency="ARS" office:value="1070" calcext:value-type="currency">
            <text:p>$1.07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0.5" calcext:value-type="currency">
            <text:p>$1.030,50</text:p>
          </table:table-cell>
          <table:table-cell/>
          <table:table-cell table:style-name="ce2" office:value-type="date" office:date-value="2025-01-28" calcext:value-type="date">
            <text:p>2025-01-28</text:p>
          </table:table-cell>
          <table:table-cell office:value-type="currency" office:currency="ARS" office:value="1070.5" calcext:value-type="currency">
            <text:p>$1.070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1.5" calcext:value-type="currency">
            <text:p>$1.031,50</text:p>
          </table:table-cell>
          <table:table-cell/>
          <table:table-cell table:style-name="ce2" office:value-type="date" office:date-value="2025-01-29" calcext:value-type="date">
            <text:p>2025-01-29</text:p>
          </table:table-cell>
          <table:table-cell office:value-type="currency" office:currency="ARS" office:value="1071.5" calcext:value-type="currency">
            <text:p>$1.071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2" calcext:value-type="currency">
            <text:p>$1.032,00</text:p>
          </table:table-cell>
          <table:table-cell/>
          <table:table-cell table:style-name="ce2" office:value-type="date" office:date-value="2025-01-30" calcext:value-type="date">
            <text:p>2025-01-30</text:p>
          </table:table-cell>
          <table:table-cell office:value-type="currency" office:currency="ARS" office:value="1072" calcext:value-type="currency">
            <text:p>$1.072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3.5" calcext:value-type="currency">
            <text:p>$1.033,50</text:p>
          </table:table-cell>
          <table:table-cell/>
          <table:table-cell table:style-name="ce2" office:value-type="date" office:date-value="2025-01-31" calcext:value-type="date">
            <text:p>2025-01-31</text:p>
          </table:table-cell>
          <table:table-cell office:value-type="currency" office:currency="ARS" office:value="1073.5" calcext:value-type="currency">
            <text:p>$1.073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3.5" calcext:value-type="currency">
            <text:p>$1.033,50</text:p>
          </table:table-cell>
          <table:table-cell/>
          <table:table-cell table:style-name="ce2" office:value-type="date" office:date-value="2025-02-01" calcext:value-type="date">
            <text:p>2025-02-01</text:p>
          </table:table-cell>
          <table:table-cell office:value-type="currency" office:currency="ARS" office:value="1073.5" calcext:value-type="currency">
            <text:p>$1.073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3.5" calcext:value-type="currency">
            <text:p>$1.033,50</text:p>
          </table:table-cell>
          <table:table-cell/>
          <table:table-cell table:style-name="ce2" office:value-type="date" office:date-value="2025-02-02" calcext:value-type="date">
            <text:p>2025-02-02</text:p>
          </table:table-cell>
          <table:table-cell office:value-type="currency" office:currency="ARS" office:value="1073.5" calcext:value-type="currency">
            <text:p>$1.073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4.25" calcext:value-type="currency">
            <text:p>$1.034,25</text:p>
          </table:table-cell>
          <table:table-cell/>
          <table:table-cell table:style-name="ce2" office:value-type="date" office:date-value="2025-02-03" calcext:value-type="date">
            <text:p>2025-02-03</text:p>
          </table:table-cell>
          <table:table-cell office:value-type="currency" office:currency="ARS" office:value="1074.25" calcext:value-type="currency">
            <text:p>$1.074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4.5" calcext:value-type="currency">
            <text:p>$1.034,50</text:p>
          </table:table-cell>
          <table:table-cell/>
          <table:table-cell table:style-name="ce2" office:value-type="date" office:date-value="2025-02-04" calcext:value-type="date">
            <text:p>2025-02-04</text:p>
          </table:table-cell>
          <table:table-cell office:value-type="currency" office:currency="ARS" office:value="1074.5" calcext:value-type="currency">
            <text:p>$1.074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4.5" calcext:value-type="currency">
            <text:p>$1.034,50</text:p>
          </table:table-cell>
          <table:table-cell/>
          <table:table-cell table:style-name="ce2" office:value-type="date" office:date-value="2025-02-05" calcext:value-type="date">
            <text:p>2025-02-05</text:p>
          </table:table-cell>
          <table:table-cell office:value-type="currency" office:currency="ARS" office:value="1074.5" calcext:value-type="currency">
            <text:p>$1.074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4.75" calcext:value-type="currency">
            <text:p>$1.034,75</text:p>
          </table:table-cell>
          <table:table-cell/>
          <table:table-cell table:style-name="ce2" office:value-type="date" office:date-value="2025-02-06" calcext:value-type="date">
            <text:p>2025-02-06</text:p>
          </table:table-cell>
          <table:table-cell office:value-type="currency" office:currency="ARS" office:value="1074.75" calcext:value-type="currency">
            <text:p>$1.074,7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5.75" calcext:value-type="currency">
            <text:p>$1.035,75</text:p>
          </table:table-cell>
          <table:table-cell/>
          <table:table-cell table:style-name="ce2" office:value-type="date" office:date-value="2025-02-07" calcext:value-type="date">
            <text:p>2025-02-07</text:p>
          </table:table-cell>
          <table:table-cell office:value-type="currency" office:currency="ARS" office:value="1075.75" calcext:value-type="currency">
            <text:p>$1.075,7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5.75" calcext:value-type="currency">
            <text:p>$1.035,75</text:p>
          </table:table-cell>
          <table:table-cell/>
          <table:table-cell table:style-name="ce2" office:value-type="date" office:date-value="2025-02-08" calcext:value-type="date">
            <text:p>2025-02-08</text:p>
          </table:table-cell>
          <table:table-cell office:value-type="currency" office:currency="ARS" office:value="1075.75" calcext:value-type="currency">
            <text:p>$1.075,7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5.75" calcext:value-type="currency">
            <text:p>$1.035,75</text:p>
          </table:table-cell>
          <table:table-cell/>
          <table:table-cell table:style-name="ce2" office:value-type="date" office:date-value="2025-02-09" calcext:value-type="date">
            <text:p>2025-02-09</text:p>
          </table:table-cell>
          <table:table-cell office:value-type="currency" office:currency="ARS" office:value="1075.75" calcext:value-type="currency">
            <text:p>$1.075,7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6" calcext:value-type="currency">
            <text:p>$1.036,00</text:p>
          </table:table-cell>
          <table:table-cell/>
          <table:table-cell table:style-name="ce2" office:value-type="date" office:date-value="2025-02-10" calcext:value-type="date">
            <text:p>2025-02-10</text:p>
          </table:table-cell>
          <table:table-cell office:value-type="currency" office:currency="ARS" office:value="1076" calcext:value-type="currency">
            <text:p>$1.076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6" calcext:value-type="currency">
            <text:p>$1.036,00</text:p>
          </table:table-cell>
          <table:table-cell/>
          <table:table-cell table:style-name="ce2" office:value-type="date" office:date-value="2025-02-11" calcext:value-type="date">
            <text:p>2025-02-11</text:p>
          </table:table-cell>
          <table:table-cell office:value-type="currency" office:currency="ARS" office:value="1076" calcext:value-type="currency">
            <text:p>$1.076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6.25" calcext:value-type="currency">
            <text:p>$1.036,25</text:p>
          </table:table-cell>
          <table:table-cell/>
          <table:table-cell table:style-name="ce2" office:value-type="date" office:date-value="2025-02-12" calcext:value-type="date">
            <text:p>2025-02-12</text:p>
          </table:table-cell>
          <table:table-cell office:value-type="currency" office:currency="ARS" office:value="1076.25" calcext:value-type="currency">
            <text:p>$1.076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7.25" calcext:value-type="currency">
            <text:p>$1.037,25</text:p>
          </table:table-cell>
          <table:table-cell/>
          <table:table-cell table:style-name="ce2" office:value-type="date" office:date-value="2025-02-13" calcext:value-type="date">
            <text:p>2025-02-13</text:p>
          </table:table-cell>
          <table:table-cell office:value-type="currency" office:currency="ARS" office:value="1077.25" calcext:value-type="currency">
            <text:p>$1.077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8" calcext:value-type="currency">
            <text:p>$1.038,00</text:p>
          </table:table-cell>
          <table:table-cell/>
          <table:table-cell table:style-name="ce2" office:value-type="date" office:date-value="2025-02-14" calcext:value-type="date">
            <text:p>2025-02-14</text:p>
          </table:table-cell>
          <table:table-cell office:value-type="currency" office:currency="ARS" office:value="1078" calcext:value-type="currency">
            <text:p>$1.078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8" calcext:value-type="currency">
            <text:p>$1.038,00</text:p>
          </table:table-cell>
          <table:table-cell/>
          <table:table-cell table:style-name="ce2" office:value-type="date" office:date-value="2025-02-15" calcext:value-type="date">
            <text:p>2025-02-15</text:p>
          </table:table-cell>
          <table:table-cell office:value-type="currency" office:currency="ARS" office:value="1078" calcext:value-type="currency">
            <text:p>$1.078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8" calcext:value-type="currency">
            <text:p>$1.038,00</text:p>
          </table:table-cell>
          <table:table-cell/>
          <table:table-cell table:style-name="ce2" office:value-type="date" office:date-value="2025-02-16" calcext:value-type="date">
            <text:p>2025-02-16</text:p>
          </table:table-cell>
          <table:table-cell office:value-type="currency" office:currency="ARS" office:value="1078" calcext:value-type="currency">
            <text:p>$1.078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8.75" calcext:value-type="currency">
            <text:p>$1.038,75</text:p>
          </table:table-cell>
          <table:table-cell/>
          <table:table-cell table:style-name="ce2" office:value-type="date" office:date-value="2025-02-17" calcext:value-type="date">
            <text:p>2025-02-17</text:p>
          </table:table-cell>
          <table:table-cell office:value-type="currency" office:currency="ARS" office:value="1078.75" calcext:value-type="currency">
            <text:p>$1.078,7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9" calcext:value-type="currency">
            <text:p>$1.039,00</text:p>
          </table:table-cell>
          <table:table-cell/>
          <table:table-cell table:style-name="ce2" office:value-type="date" office:date-value="2025-02-18" calcext:value-type="date">
            <text:p>2025-02-18</text:p>
          </table:table-cell>
          <table:table-cell office:value-type="currency" office:currency="ARS" office:value="1079" calcext:value-type="currency">
            <text:p>$1.079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9" calcext:value-type="currency">
            <text:p>$1.039,00</text:p>
          </table:table-cell>
          <table:table-cell/>
          <table:table-cell table:style-name="ce2" office:value-type="date" office:date-value="2025-02-19" calcext:value-type="date">
            <text:p>2025-02-19</text:p>
          </table:table-cell>
          <table:table-cell office:value-type="currency" office:currency="ARS" office:value="1079" calcext:value-type="currency">
            <text:p>$1.079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9.25" calcext:value-type="currency">
            <text:p>$1.039,25</text:p>
          </table:table-cell>
          <table:table-cell/>
          <table:table-cell table:style-name="ce2" office:value-type="date" office:date-value="2025-02-20" calcext:value-type="date">
            <text:p>2025-02-20</text:p>
          </table:table-cell>
          <table:table-cell office:value-type="currency" office:currency="ARS" office:value="1079.25" calcext:value-type="currency">
            <text:p>$1.079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0.25" calcext:value-type="currency">
            <text:p>$1.040,25</text:p>
          </table:table-cell>
          <table:table-cell/>
          <table:table-cell table:style-name="ce2" office:value-type="date" office:date-value="2025-02-21" calcext:value-type="date">
            <text:p>2025-02-21</text:p>
          </table:table-cell>
          <table:table-cell office:value-type="currency" office:currency="ARS" office:value="1080.25" calcext:value-type="currency">
            <text:p>$1.080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0.25" calcext:value-type="currency">
            <text:p>$1.040,25</text:p>
          </table:table-cell>
          <table:table-cell/>
          <table:table-cell table:style-name="ce2" office:value-type="date" office:date-value="2025-02-22" calcext:value-type="date">
            <text:p>2025-02-22</text:p>
          </table:table-cell>
          <table:table-cell office:value-type="currency" office:currency="ARS" office:value="1080.25" calcext:value-type="currency">
            <text:p>$1.080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0.25" calcext:value-type="currency">
            <text:p>$1.040,25</text:p>
          </table:table-cell>
          <table:table-cell/>
          <table:table-cell table:style-name="ce2" office:value-type="date" office:date-value="2025-02-23" calcext:value-type="date">
            <text:p>2025-02-23</text:p>
          </table:table-cell>
          <table:table-cell office:value-type="currency" office:currency="ARS" office:value="1080.25" calcext:value-type="currency">
            <text:p>$1.080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0.5" calcext:value-type="currency">
            <text:p>$1.040,50</text:p>
          </table:table-cell>
          <table:table-cell/>
          <table:table-cell table:style-name="ce2" office:value-type="date" office:date-value="2025-02-24" calcext:value-type="date">
            <text:p>2025-02-24</text:p>
          </table:table-cell>
          <table:table-cell office:value-type="currency" office:currency="ARS" office:value="1080.5" calcext:value-type="currency">
            <text:p>$1.080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1" calcext:value-type="currency">
            <text:p>$1.041,00</text:p>
          </table:table-cell>
          <table:table-cell/>
          <table:table-cell table:style-name="ce2" office:value-type="date" office:date-value="2025-02-25" calcext:value-type="date">
            <text:p>2025-02-25</text:p>
          </table:table-cell>
          <table:table-cell office:value-type="currency" office:currency="ARS" office:value="1081" calcext:value-type="currency">
            <text:p>$1.081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1.25" calcext:value-type="currency">
            <text:p>$1.041,25</text:p>
          </table:table-cell>
          <table:table-cell/>
          <table:table-cell table:style-name="ce2" office:value-type="date" office:date-value="2025-02-26" calcext:value-type="date">
            <text:p>2025-02-26</text:p>
          </table:table-cell>
          <table:table-cell office:value-type="currency" office:currency="ARS" office:value="1081.25" calcext:value-type="currency">
            <text:p>$1.081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1.75" calcext:value-type="currency">
            <text:p>$1.041,75</text:p>
          </table:table-cell>
          <table:table-cell/>
          <table:table-cell table:style-name="ce2" office:value-type="date" office:date-value="2025-02-27" calcext:value-type="date">
            <text:p>2025-02-27</text:p>
          </table:table-cell>
          <table:table-cell office:value-type="currency" office:currency="ARS" office:value="1081.75" calcext:value-type="currency">
            <text:p>$1.081,7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4.25" calcext:value-type="currency">
            <text:p>$1.044,25</text:p>
          </table:table-cell>
          <table:table-cell/>
          <table:table-cell table:style-name="ce2" office:value-type="date" office:date-value="2025-02-28" calcext:value-type="date">
            <text:p>2025-02-28</text:p>
          </table:table-cell>
          <table:table-cell office:value-type="currency" office:currency="ARS" office:value="1084.25" calcext:value-type="currency">
            <text:p>$1.084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4.25" calcext:value-type="currency">
            <text:p>$1.044,25</text:p>
          </table:table-cell>
          <table:table-cell/>
          <table:table-cell table:style-name="ce2" office:value-type="date" office:date-value="2025-03-01" calcext:value-type="date">
            <text:p>2025-03-01</text:p>
          </table:table-cell>
          <table:table-cell office:value-type="currency" office:currency="ARS" office:value="1084.25" calcext:value-type="currency">
            <text:p>$1.084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4.25" calcext:value-type="currency">
            <text:p>$1.044,25</text:p>
          </table:table-cell>
          <table:table-cell/>
          <table:table-cell table:style-name="ce2" office:value-type="date" office:date-value="2025-03-02" calcext:value-type="date">
            <text:p>2025-03-02</text:p>
          </table:table-cell>
          <table:table-cell office:value-type="currency" office:currency="ARS" office:value="1084.25" calcext:value-type="currency">
            <text:p>$1.084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4.25" calcext:value-type="currency">
            <text:p>$1.044,25</text:p>
          </table:table-cell>
          <table:table-cell/>
          <table:table-cell table:style-name="ce2" office:value-type="date" office:date-value="2025-03-03" calcext:value-type="date">
            <text:p>2025-03-03</text:p>
          </table:table-cell>
          <table:table-cell office:value-type="currency" office:currency="ARS" office:value="1084.25" calcext:value-type="currency">
            <text:p>$1.084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4.25" calcext:value-type="currency">
            <text:p>$1.044,25</text:p>
          </table:table-cell>
          <table:table-cell/>
          <table:table-cell table:style-name="ce2" office:value-type="date" office:date-value="2025-03-04" calcext:value-type="date">
            <text:p>2025-03-04</text:p>
          </table:table-cell>
          <table:table-cell office:value-type="currency" office:currency="ARS" office:value="1084.25" calcext:value-type="currency">
            <text:p>$1.084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4.5" calcext:value-type="currency">
            <text:p>$1.044,50</text:p>
          </table:table-cell>
          <table:table-cell/>
          <table:table-cell table:style-name="ce2" office:value-type="date" office:date-value="2025-03-05" calcext:value-type="date">
            <text:p>2025-03-05</text:p>
          </table:table-cell>
          <table:table-cell office:value-type="currency" office:currency="ARS" office:value="1084.5" calcext:value-type="currency">
            <text:p>$1.084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4.5" calcext:value-type="currency">
            <text:p>$1.044,50</text:p>
          </table:table-cell>
          <table:table-cell/>
          <table:table-cell table:style-name="ce2" office:value-type="date" office:date-value="2025-03-06" calcext:value-type="date">
            <text:p>2025-03-06</text:p>
          </table:table-cell>
          <table:table-cell office:value-type="currency" office:currency="ARS" office:value="1084.5" calcext:value-type="currency">
            <text:p>$1.084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6" calcext:value-type="currency">
            <text:p>$1.046,00</text:p>
          </table:table-cell>
          <table:table-cell/>
          <table:table-cell table:style-name="ce2" office:value-type="date" office:date-value="2025-03-07" calcext:value-type="date">
            <text:p>2025-03-07</text:p>
          </table:table-cell>
          <table:table-cell office:value-type="currency" office:currency="ARS" office:value="1086" calcext:value-type="currency">
            <text:p>$1.086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6" calcext:value-type="currency">
            <text:p>$1.046,00</text:p>
          </table:table-cell>
          <table:table-cell/>
          <table:table-cell table:style-name="ce2" office:value-type="date" office:date-value="2025-03-08" calcext:value-type="date">
            <text:p>2025-03-08</text:p>
          </table:table-cell>
          <table:table-cell office:value-type="currency" office:currency="ARS" office:value="1086" calcext:value-type="currency">
            <text:p>$1.086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6" calcext:value-type="currency">
            <text:p>$1.046,00</text:p>
          </table:table-cell>
          <table:table-cell/>
          <table:table-cell table:style-name="ce2" office:value-type="date" office:date-value="2025-03-09" calcext:value-type="date">
            <text:p>2025-03-09</text:p>
          </table:table-cell>
          <table:table-cell office:value-type="currency" office:currency="ARS" office:value="1086" calcext:value-type="currency">
            <text:p>$1.086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6.25" calcext:value-type="currency">
            <text:p>$1.046,25</text:p>
          </table:table-cell>
          <table:table-cell/>
          <table:table-cell table:style-name="ce2" office:value-type="date" office:date-value="2025-03-10" calcext:value-type="date">
            <text:p>2025-03-10</text:p>
          </table:table-cell>
          <table:table-cell office:value-type="currency" office:currency="ARS" office:value="1086.25" calcext:value-type="currency">
            <text:p>$1.086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6.25" calcext:value-type="currency">
            <text:p>$1.046,25</text:p>
          </table:table-cell>
          <table:table-cell/>
          <table:table-cell table:style-name="ce2" office:value-type="date" office:date-value="2025-03-11" calcext:value-type="date">
            <text:p>2025-03-11</text:p>
          </table:table-cell>
          <table:table-cell office:value-type="currency" office:currency="ARS" office:value="1086.25" calcext:value-type="currency">
            <text:p>$1.086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6.25" calcext:value-type="currency">
            <text:p>$1.046,25</text:p>
          </table:table-cell>
          <table:table-cell/>
          <table:table-cell table:style-name="ce2" office:value-type="date" office:date-value="2025-03-12" calcext:value-type="date">
            <text:p>2025-03-12</text:p>
          </table:table-cell>
          <table:table-cell office:value-type="currency" office:currency="ARS" office:value="1086.25" calcext:value-type="currency">
            <text:p>$1.086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6.5" calcext:value-type="currency">
            <text:p>$1.046,50</text:p>
          </table:table-cell>
          <table:table-cell/>
          <table:table-cell table:style-name="ce2" office:value-type="date" office:date-value="2025-03-13" calcext:value-type="date">
            <text:p>2025-03-13</text:p>
          </table:table-cell>
          <table:table-cell office:value-type="currency" office:currency="ARS" office:value="1086.5" calcext:value-type="currency">
            <text:p>$1.086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8" calcext:value-type="currency">
            <text:p>$1.048,00</text:p>
          </table:table-cell>
          <table:table-cell/>
          <table:table-cell table:style-name="ce2" office:value-type="date" office:date-value="2025-03-14" calcext:value-type="date">
            <text:p>2025-03-14</text:p>
          </table:table-cell>
          <table:table-cell office:value-type="currency" office:currency="ARS" office:value="1088" calcext:value-type="currency">
            <text:p>$1.088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8" calcext:value-type="currency">
            <text:p>$1.048,00</text:p>
          </table:table-cell>
          <table:table-cell/>
          <table:table-cell table:style-name="ce2" office:value-type="date" office:date-value="2025-03-15" calcext:value-type="date">
            <text:p>2025-03-15</text:p>
          </table:table-cell>
          <table:table-cell office:value-type="currency" office:currency="ARS" office:value="1088" calcext:value-type="currency">
            <text:p>$1.088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8" calcext:value-type="currency">
            <text:p>$1.048,00</text:p>
          </table:table-cell>
          <table:table-cell/>
          <table:table-cell table:style-name="ce2" office:value-type="date" office:date-value="2025-03-16" calcext:value-type="date">
            <text:p>2025-03-16</text:p>
          </table:table-cell>
          <table:table-cell office:value-type="currency" office:currency="ARS" office:value="1088" calcext:value-type="currency">
            <text:p>$1.088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8.25" calcext:value-type="currency">
            <text:p>$1.048,25</text:p>
          </table:table-cell>
          <table:table-cell/>
          <table:table-cell table:style-name="ce2" office:value-type="date" office:date-value="2025-03-17" calcext:value-type="date">
            <text:p>2025-03-17</text:p>
          </table:table-cell>
          <table:table-cell office:value-type="currency" office:currency="ARS" office:value="1088.25" calcext:value-type="currency">
            <text:p>$1.088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8.5" calcext:value-type="currency">
            <text:p>$1.048,50</text:p>
          </table:table-cell>
          <table:table-cell/>
          <table:table-cell table:style-name="ce2" office:value-type="date" office:date-value="2025-03-18" calcext:value-type="date">
            <text:p>2025-03-18</text:p>
          </table:table-cell>
          <table:table-cell office:value-type="currency" office:currency="ARS" office:value="1088.5" calcext:value-type="currency">
            <text:p>$1.088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9.25" calcext:value-type="currency">
            <text:p>$1.049,25</text:p>
          </table:table-cell>
          <table:table-cell/>
          <table:table-cell table:style-name="ce2" office:value-type="date" office:date-value="2025-03-19" calcext:value-type="date">
            <text:p>2025-03-19</text:p>
          </table:table-cell>
          <table:table-cell office:value-type="currency" office:currency="ARS" office:value="1089.25" calcext:value-type="currency">
            <text:p>$1.089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49.5" calcext:value-type="currency">
            <text:p>$1.049,50</text:p>
          </table:table-cell>
          <table:table-cell/>
          <table:table-cell table:style-name="ce2" office:value-type="date" office:date-value="2025-03-20" calcext:value-type="date">
            <text:p>2025-03-20</text:p>
          </table:table-cell>
          <table:table-cell office:value-type="currency" office:currency="ARS" office:value="1089.5" calcext:value-type="currency">
            <text:p>$1.089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1" calcext:value-type="currency">
            <text:p>$1.051,00</text:p>
          </table:table-cell>
          <table:table-cell/>
          <table:table-cell table:style-name="ce2" office:value-type="date" office:date-value="2025-03-21" calcext:value-type="date">
            <text:p>2025-03-21</text:p>
          </table:table-cell>
          <table:table-cell office:value-type="currency" office:currency="ARS" office:value="1091" calcext:value-type="currency">
            <text:p>$1.091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1" calcext:value-type="currency">
            <text:p>$1.051,00</text:p>
          </table:table-cell>
          <table:table-cell/>
          <table:table-cell table:style-name="ce2" office:value-type="date" office:date-value="2025-03-22" calcext:value-type="date">
            <text:p>2025-03-22</text:p>
          </table:table-cell>
          <table:table-cell office:value-type="currency" office:currency="ARS" office:value="1091" calcext:value-type="currency">
            <text:p>$1.091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1" calcext:value-type="currency">
            <text:p>$1.051,00</text:p>
          </table:table-cell>
          <table:table-cell/>
          <table:table-cell table:style-name="ce2" office:value-type="date" office:date-value="2025-03-23" calcext:value-type="date">
            <text:p>2025-03-23</text:p>
          </table:table-cell>
          <table:table-cell office:value-type="currency" office:currency="ARS" office:value="1091" calcext:value-type="currency">
            <text:p>$1.091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1" calcext:value-type="currency">
            <text:p>$1.051,00</text:p>
          </table:table-cell>
          <table:table-cell/>
          <table:table-cell table:style-name="ce2" office:value-type="date" office:date-value="2025-03-24" calcext:value-type="date">
            <text:p>2025-03-24</text:p>
          </table:table-cell>
          <table:table-cell office:value-type="currency" office:currency="ARS" office:value="1091" calcext:value-type="currency">
            <text:p>$1.091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1.25" calcext:value-type="currency">
            <text:p>$1.051,25</text:p>
          </table:table-cell>
          <table:table-cell/>
          <table:table-cell table:style-name="ce2" office:value-type="date" office:date-value="2025-03-25" calcext:value-type="date">
            <text:p>2025-03-25</text:p>
          </table:table-cell>
          <table:table-cell office:value-type="currency" office:currency="ARS" office:value="1091.25" calcext:value-type="currency">
            <text:p>$1.091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1.5" calcext:value-type="currency">
            <text:p>$1.051,50</text:p>
          </table:table-cell>
          <table:table-cell/>
          <table:table-cell table:style-name="ce2" office:value-type="date" office:date-value="2025-03-26" calcext:value-type="date">
            <text:p>2025-03-26</text:p>
          </table:table-cell>
          <table:table-cell office:value-type="currency" office:currency="ARS" office:value="1091.5" calcext:value-type="currency">
            <text:p>$1.091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1.75" calcext:value-type="currency">
            <text:p>$1.051,75</text:p>
          </table:table-cell>
          <table:table-cell/>
          <table:table-cell table:style-name="ce2" office:value-type="date" office:date-value="2025-03-27" calcext:value-type="date">
            <text:p>2025-03-27</text:p>
          </table:table-cell>
          <table:table-cell office:value-type="currency" office:currency="ARS" office:value="1091.75" calcext:value-type="currency">
            <text:p>$1.091,7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3" calcext:value-type="currency">
            <text:p>$1.053,00</text:p>
          </table:table-cell>
          <table:table-cell/>
          <table:table-cell table:style-name="ce2" office:value-type="date" office:date-value="2025-03-28" calcext:value-type="date">
            <text:p>2025-03-28</text:p>
          </table:table-cell>
          <table:table-cell office:value-type="currency" office:currency="ARS" office:value="1093" calcext:value-type="currency">
            <text:p>$1.093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3" calcext:value-type="currency">
            <text:p>$1.053,00</text:p>
          </table:table-cell>
          <table:table-cell/>
          <table:table-cell table:style-name="ce2" office:value-type="date" office:date-value="2025-03-29" calcext:value-type="date">
            <text:p>2025-03-29</text:p>
          </table:table-cell>
          <table:table-cell office:value-type="currency" office:currency="ARS" office:value="1093" calcext:value-type="currency">
            <text:p>$1.093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3" calcext:value-type="currency">
            <text:p>$1.053,00</text:p>
          </table:table-cell>
          <table:table-cell/>
          <table:table-cell table:style-name="ce2" office:value-type="date" office:date-value="2025-03-30" calcext:value-type="date">
            <text:p>2025-03-30</text:p>
          </table:table-cell>
          <table:table-cell office:value-type="currency" office:currency="ARS" office:value="1093" calcext:value-type="currency">
            <text:p>$1.093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3.5" calcext:value-type="currency">
            <text:p>$1.053,50</text:p>
          </table:table-cell>
          <table:table-cell/>
          <table:table-cell table:style-name="ce2" office:value-type="date" office:date-value="2025-03-31" calcext:value-type="date">
            <text:p>2025-03-31</text:p>
          </table:table-cell>
          <table:table-cell office:value-type="currency" office:currency="ARS" office:value="1093.5" calcext:value-type="currency">
            <text:p>$1.093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4.25" calcext:value-type="currency">
            <text:p>$1.054,25</text:p>
          </table:table-cell>
          <table:table-cell/>
          <table:table-cell table:style-name="ce2" office:value-type="date" office:date-value="2025-04-01" calcext:value-type="date">
            <text:p>2025-04-01</text:p>
          </table:table-cell>
          <table:table-cell office:value-type="currency" office:currency="ARS" office:value="1094.25" calcext:value-type="currency">
            <text:p>$1.094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4.25" calcext:value-type="currency">
            <text:p>$1.054,25</text:p>
          </table:table-cell>
          <table:table-cell/>
          <table:table-cell table:style-name="ce2" office:value-type="date" office:date-value="2025-04-02" calcext:value-type="date">
            <text:p>2025-04-02</text:p>
          </table:table-cell>
          <table:table-cell office:value-type="currency" office:currency="ARS" office:value="1094.25" calcext:value-type="currency">
            <text:p>$1.094,2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4.5" calcext:value-type="currency">
            <text:p>$1.054,50</text:p>
          </table:table-cell>
          <table:table-cell/>
          <table:table-cell table:style-name="ce2" office:value-type="date" office:date-value="2025-04-03" calcext:value-type="date">
            <text:p>2025-04-03</text:p>
          </table:table-cell>
          <table:table-cell office:value-type="currency" office:currency="ARS" office:value="1094.5" calcext:value-type="currency">
            <text:p>$1.094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5.5" calcext:value-type="currency">
            <text:p>$1.055,50</text:p>
          </table:table-cell>
          <table:table-cell/>
          <table:table-cell table:style-name="ce2" office:value-type="date" office:date-value="2025-04-04" calcext:value-type="date">
            <text:p>2025-04-04</text:p>
          </table:table-cell>
          <table:table-cell office:value-type="currency" office:currency="ARS" office:value="1095.5" calcext:value-type="currency">
            <text:p>$1.095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5.5" calcext:value-type="currency">
            <text:p>$1.055,50</text:p>
          </table:table-cell>
          <table:table-cell/>
          <table:table-cell table:style-name="ce2" office:value-type="date" office:date-value="2025-04-05" calcext:value-type="date">
            <text:p>2025-04-05</text:p>
          </table:table-cell>
          <table:table-cell office:value-type="currency" office:currency="ARS" office:value="1095.5" calcext:value-type="currency">
            <text:p>$1.095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5.5" calcext:value-type="currency">
            <text:p>$1.055,50</text:p>
          </table:table-cell>
          <table:table-cell/>
          <table:table-cell table:style-name="ce2" office:value-type="date" office:date-value="2025-04-06" calcext:value-type="date">
            <text:p>2025-04-06</text:p>
          </table:table-cell>
          <table:table-cell office:value-type="currency" office:currency="ARS" office:value="1095.5" calcext:value-type="currency">
            <text:p>$1.095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5.75" calcext:value-type="currency">
            <text:p>$1.055,75</text:p>
          </table:table-cell>
          <table:table-cell/>
          <table:table-cell table:style-name="ce2" office:value-type="date" office:date-value="2025-04-07" calcext:value-type="date">
            <text:p>2025-04-07</text:p>
          </table:table-cell>
          <table:table-cell office:value-type="currency" office:currency="ARS" office:value="1095.75" calcext:value-type="currency">
            <text:p>$1.095,7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56" calcext:value-type="currency">
            <text:p>$1.056,00</text:p>
          </table:table-cell>
          <table:table-cell/>
          <table:table-cell table:style-name="ce2" office:value-type="date" office:date-value="2025-04-08" calcext:value-type="date">
            <text:p>2025-04-08</text:p>
          </table:table-cell>
          <table:table-cell office:value-type="currency" office:currency="ARS" office:value="1096" calcext:value-type="currency">
            <text:p>$1.096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6.5" calcext:value-type="currency">
            <text:p>$1.036,50</text:p>
          </table:table-cell>
          <table:table-cell/>
          <table:table-cell table:style-name="ce2" office:value-type="date" office:date-value="2025-04-09" calcext:value-type="date">
            <text:p>2025-04-09</text:p>
          </table:table-cell>
          <table:table-cell office:value-type="currency" office:currency="ARS" office:value="1096.5" calcext:value-type="currency">
            <text:p>$1.096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6.75" calcext:value-type="currency">
            <text:p>$1.036,75</text:p>
          </table:table-cell>
          <table:table-cell/>
          <table:table-cell table:style-name="ce2" office:value-type="date" office:date-value="2025-04-10" calcext:value-type="date">
            <text:p>2025-04-10</text:p>
          </table:table-cell>
          <table:table-cell office:value-type="currency" office:currency="ARS" office:value="1096.75" calcext:value-type="currency">
            <text:p>$1.096,75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7.5" calcext:value-type="currency">
            <text:p>$1.037,50</text:p>
          </table:table-cell>
          <table:table-cell/>
          <table:table-cell table:style-name="ce2" office:value-type="date" office:date-value="2025-04-11" calcext:value-type="date">
            <text:p>2025-04-11</text:p>
          </table:table-cell>
          <table:table-cell office:value-type="currency" office:currency="ARS" office:value="1097.5" calcext:value-type="currency">
            <text:p>$1.097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7.5" calcext:value-type="currency">
            <text:p>$1.037,50</text:p>
          </table:table-cell>
          <table:table-cell/>
          <table:table-cell table:style-name="ce2" office:value-type="date" office:date-value="2025-04-12" calcext:value-type="date">
            <text:p>2025-04-12</text:p>
          </table:table-cell>
          <table:table-cell office:value-type="currency" office:currency="ARS" office:value="1097.5" calcext:value-type="currency">
            <text:p>$1.097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37.5" calcext:value-type="currency">
            <text:p>$1.037,50</text:p>
          </table:table-cell>
          <table:table-cell/>
          <table:table-cell table:style-name="ce2" office:value-type="date" office:date-value="2025-04-13" calcext:value-type="date">
            <text:p>2025-04-13</text:p>
          </table:table-cell>
          <table:table-cell office:value-type="currency" office:currency="ARS" office:value="1097.5" calcext:value-type="currency">
            <text:p>$1.097,5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80" calcext:value-type="currency">
            <text:p>$1.180,00</text:p>
          </table:table-cell>
          <table:table-cell/>
          <table:table-cell table:style-name="ce2" office:value-type="date" office:date-value="2025-04-14" calcext:value-type="date">
            <text:p>2025-04-14</text:p>
          </table:table-cell>
          <table:table-cell office:value-type="currency" office:currency="ARS" office:value="1230" calcext:value-type="currency">
            <text:p>$1.23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80" calcext:value-type="currency">
            <text:p>$1.180,00</text:p>
          </table:table-cell>
          <table:table-cell/>
          <table:table-cell table:style-name="ce2" office:value-type="date" office:date-value="2025-04-15" calcext:value-type="date">
            <text:p>2025-04-15</text:p>
          </table:table-cell>
          <table:table-cell office:value-type="currency" office:currency="ARS" office:value="1230" calcext:value-type="currency">
            <text:p>$1.23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10" calcext:value-type="currency">
            <text:p>$1.110,00</text:p>
          </table:table-cell>
          <table:table-cell/>
          <table:table-cell table:style-name="ce2" office:value-type="date" office:date-value="2025-04-16" calcext:value-type="date">
            <text:p>2025-04-16</text:p>
          </table:table-cell>
          <table:table-cell office:value-type="currency" office:currency="ARS" office:value="1160" calcext:value-type="currency">
            <text:p>$1.1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10" calcext:value-type="currency">
            <text:p>$1.110,00</text:p>
          </table:table-cell>
          <table:table-cell/>
          <table:table-cell table:style-name="ce2" office:value-type="date" office:date-value="2025-04-17" calcext:value-type="date">
            <text:p>2025-04-17</text:p>
          </table:table-cell>
          <table:table-cell office:value-type="currency" office:currency="ARS" office:value="1160" calcext:value-type="currency">
            <text:p>$1.1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10" calcext:value-type="currency">
            <text:p>$1.110,00</text:p>
          </table:table-cell>
          <table:table-cell/>
          <table:table-cell table:style-name="ce2" office:value-type="date" office:date-value="2025-04-18" calcext:value-type="date">
            <text:p>2025-04-18</text:p>
          </table:table-cell>
          <table:table-cell office:value-type="currency" office:currency="ARS" office:value="1160" calcext:value-type="currency">
            <text:p>$1.1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10" calcext:value-type="currency">
            <text:p>$1.110,00</text:p>
          </table:table-cell>
          <table:table-cell/>
          <table:table-cell table:style-name="ce2" office:value-type="date" office:date-value="2025-04-19" calcext:value-type="date">
            <text:p>2025-04-19</text:p>
          </table:table-cell>
          <table:table-cell office:value-type="currency" office:currency="ARS" office:value="1160" calcext:value-type="currency">
            <text:p>$1.1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10" calcext:value-type="currency">
            <text:p>$1.110,00</text:p>
          </table:table-cell>
          <table:table-cell/>
          <table:table-cell table:style-name="ce2" office:value-type="date" office:date-value="2025-04-20" calcext:value-type="date">
            <text:p>2025-04-20</text:p>
          </table:table-cell>
          <table:table-cell office:value-type="currency" office:currency="ARS" office:value="1160" calcext:value-type="currency">
            <text:p>$1.1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60" calcext:value-type="currency">
            <text:p>$1.060,00</text:p>
          </table:table-cell>
          <table:table-cell/>
          <table:table-cell table:style-name="ce2" office:value-type="date" office:date-value="2025-04-21" calcext:value-type="date">
            <text:p>2025-04-21</text:p>
          </table:table-cell>
          <table:table-cell office:value-type="currency" office:currency="ARS" office:value="1110" calcext:value-type="currency">
            <text:p>$1.1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70" calcext:value-type="currency">
            <text:p>$1.070,00</text:p>
          </table:table-cell>
          <table:table-cell/>
          <table:table-cell table:style-name="ce2" office:value-type="date" office:date-value="2025-04-22" calcext:value-type="date">
            <text:p>2025-04-22</text:p>
          </table:table-cell>
          <table:table-cell office:value-type="currency" office:currency="ARS" office:value="1120" calcext:value-type="currency">
            <text:p>$1.1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20" calcext:value-type="currency">
            <text:p>$1.120,00</text:p>
          </table:table-cell>
          <table:table-cell/>
          <table:table-cell table:style-name="ce2" office:value-type="date" office:date-value="2025-04-23" calcext:value-type="date">
            <text:p>2025-04-23</text:p>
          </table:table-cell>
          <table:table-cell office:value-type="currency" office:currency="ARS" office:value="1170" calcext:value-type="currency">
            <text:p>$1.17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0" calcext:value-type="currency">
            <text:p>$1.140,00</text:p>
          </table:table-cell>
          <table:table-cell/>
          <table:table-cell table:style-name="ce2" office:value-type="date" office:date-value="2025-04-24" calcext:value-type="date">
            <text:p>2025-04-24</text:p>
          </table:table-cell>
          <table:table-cell office:value-type="currency" office:currency="ARS" office:value="1190" calcext:value-type="currency">
            <text:p>$1.1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0" calcext:value-type="currency">
            <text:p>$1.140,00</text:p>
          </table:table-cell>
          <table:table-cell/>
          <table:table-cell table:style-name="ce2" office:value-type="date" office:date-value="2025-04-25" calcext:value-type="date">
            <text:p>2025-04-25</text:p>
          </table:table-cell>
          <table:table-cell office:value-type="currency" office:currency="ARS" office:value="1190" calcext:value-type="currency">
            <text:p>$1.1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0" calcext:value-type="currency">
            <text:p>$1.140,00</text:p>
          </table:table-cell>
          <table:table-cell/>
          <table:table-cell table:style-name="ce2" office:value-type="date" office:date-value="2025-04-26" calcext:value-type="date">
            <text:p>2025-04-26</text:p>
          </table:table-cell>
          <table:table-cell office:value-type="currency" office:currency="ARS" office:value="1190" calcext:value-type="currency">
            <text:p>$1.1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0" calcext:value-type="currency">
            <text:p>$1.140,00</text:p>
          </table:table-cell>
          <table:table-cell/>
          <table:table-cell table:style-name="ce2" office:value-type="date" office:date-value="2025-04-27" calcext:value-type="date">
            <text:p>2025-04-27</text:p>
          </table:table-cell>
          <table:table-cell office:value-type="currency" office:currency="ARS" office:value="1190" calcext:value-type="currency">
            <text:p>$1.1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0" calcext:value-type="currency">
            <text:p>$1.140,00</text:p>
          </table:table-cell>
          <table:table-cell/>
          <table:table-cell table:style-name="ce2" office:value-type="date" office:date-value="2025-04-28" calcext:value-type="date">
            <text:p>2025-04-28</text:p>
          </table:table-cell>
          <table:table-cell office:value-type="currency" office:currency="ARS" office:value="1190" calcext:value-type="currency">
            <text:p>$1.1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30" calcext:value-type="currency">
            <text:p>$1.130,00</text:p>
          </table:table-cell>
          <table:table-cell/>
          <table:table-cell table:style-name="ce2" office:value-type="date" office:date-value="2025-04-29" calcext:value-type="date">
            <text:p>2025-04-29</text:p>
          </table:table-cell>
          <table:table-cell office:value-type="currency" office:currency="ARS" office:value="1180" calcext:value-type="currency">
            <text:p>$1.1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0" calcext:value-type="currency">
            <text:p>$1.140,00</text:p>
          </table:table-cell>
          <table:table-cell/>
          <table:table-cell table:style-name="ce2" office:value-type="date" office:date-value="2025-04-30" calcext:value-type="date">
            <text:p>2025-04-30</text:p>
          </table:table-cell>
          <table:table-cell office:value-type="currency" office:currency="ARS" office:value="1190" calcext:value-type="currency">
            <text:p>$1.1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0" calcext:value-type="currency">
            <text:p>$1.140,00</text:p>
          </table:table-cell>
          <table:table-cell/>
          <table:table-cell table:style-name="ce2" office:value-type="date" office:date-value="2025-05-01" calcext:value-type="date">
            <text:p>2025-05-01</text:p>
          </table:table-cell>
          <table:table-cell office:value-type="currency" office:currency="ARS" office:value="1190" calcext:value-type="currency">
            <text:p>$1.1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0" calcext:value-type="currency">
            <text:p>$1.140,00</text:p>
          </table:table-cell>
          <table:table-cell/>
          <table:table-cell table:style-name="ce2" office:value-type="date" office:date-value="2025-05-02" calcext:value-type="date">
            <text:p>2025-05-02</text:p>
          </table:table-cell>
          <table:table-cell office:value-type="currency" office:currency="ARS" office:value="1190" calcext:value-type="currency">
            <text:p>$1.1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0" calcext:value-type="currency">
            <text:p>$1.140,00</text:p>
          </table:table-cell>
          <table:table-cell/>
          <table:table-cell table:style-name="ce2" office:value-type="date" office:date-value="2025-05-03" calcext:value-type="date">
            <text:p>2025-05-03</text:p>
          </table:table-cell>
          <table:table-cell office:value-type="currency" office:currency="ARS" office:value="1190" calcext:value-type="currency">
            <text:p>$1.1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0" calcext:value-type="currency">
            <text:p>$1.140,00</text:p>
          </table:table-cell>
          <table:table-cell/>
          <table:table-cell table:style-name="ce2" office:value-type="date" office:date-value="2025-05-04" calcext:value-type="date">
            <text:p>2025-05-04</text:p>
          </table:table-cell>
          <table:table-cell office:value-type="currency" office:currency="ARS" office:value="1190" calcext:value-type="currency">
            <text:p>$1.1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60" calcext:value-type="currency">
            <text:p>$1.160,00</text:p>
          </table:table-cell>
          <table:table-cell/>
          <table:table-cell table:style-name="ce2" office:value-type="date" office:date-value="2025-05-05" calcext:value-type="date">
            <text:p>2025-05-05</text:p>
          </table:table-cell>
          <table:table-cell office:value-type="currency" office:currency="ARS" office:value="1210" calcext:value-type="currency">
            <text:p>$1.2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65" calcext:value-type="currency">
            <text:p>$1.165,00</text:p>
          </table:table-cell>
          <table:table-cell/>
          <table:table-cell table:style-name="ce2" office:value-type="date" office:date-value="2025-05-06" calcext:value-type="date">
            <text:p>2025-05-06</text:p>
          </table:table-cell>
          <table:table-cell office:value-type="currency" office:currency="ARS" office:value="1215" calcext:value-type="currency">
            <text:p>$1.2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90" calcext:value-type="currency">
            <text:p>$1.090,00</text:p>
          </table:table-cell>
          <table:table-cell/>
          <table:table-cell table:style-name="ce2" office:value-type="date" office:date-value="2025-05-07" calcext:value-type="date">
            <text:p>2025-05-07</text:p>
          </table:table-cell>
          <table:table-cell office:value-type="currency" office:currency="ARS" office:value="1140" calcext:value-type="currency">
            <text:p>$1.14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080" calcext:value-type="currency">
            <text:p>$1.080,00</text:p>
          </table:table-cell>
          <table:table-cell/>
          <table:table-cell table:style-name="ce2" office:value-type="date" office:date-value="2025-05-08" calcext:value-type="date">
            <text:p>2025-05-08</text:p>
          </table:table-cell>
          <table:table-cell office:value-type="currency" office:currency="ARS" office:value="1130" calcext:value-type="currency">
            <text:p>$1.13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style-name="ce2" office:value-type="date" office:date-value="2025-05-09" calcext:value-type="date">
            <text:p>2025-05-09</text:p>
          </table:table-cell>
          <table:table-cell office:value-type="currency" office:currency="ARS" office:value="1150" calcext:value-type="currency">
            <text:p>$1.1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style-name="ce2" office:value-type="date" office:date-value="2025-05-10" calcext:value-type="date">
            <text:p>2025-05-10</text:p>
          </table:table-cell>
          <table:table-cell office:value-type="currency" office:currency="ARS" office:value="1150" calcext:value-type="currency">
            <text:p>$1.1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style-name="ce2" office:value-type="date" office:date-value="2025-05-11" calcext:value-type="date">
            <text:p>2025-05-11</text:p>
          </table:table-cell>
          <table:table-cell office:value-type="currency" office:currency="ARS" office:value="1150" calcext:value-type="currency">
            <text:p>$1.1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style-name="ce2" office:value-type="date" office:date-value="2025-05-12" calcext:value-type="date">
            <text:p>2025-05-12</text:p>
          </table:table-cell>
          <table:table-cell office:value-type="currency" office:currency="ARS" office:value="1150" calcext:value-type="currency">
            <text:p>$1.1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style-name="ce2" office:value-type="date" office:date-value="2025-05-13" calcext:value-type="date">
            <text:p>2025-05-13</text:p>
          </table:table-cell>
          <table:table-cell office:value-type="currency" office:currency="ARS" office:value="1150" calcext:value-type="currency">
            <text:p>$1.1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style-name="ce2" office:value-type="date" office:date-value="2025-05-14" calcext:value-type="date">
            <text:p>2025-05-14</text:p>
          </table:table-cell>
          <table:table-cell office:value-type="currency" office:currency="ARS" office:value="1150" calcext:value-type="currency">
            <text:p>$1.1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style-name="ce2" office:value-type="date" office:date-value="2025-05-15" calcext:value-type="date">
            <text:p>2025-05-15</text:p>
          </table:table-cell>
          <table:table-cell office:value-type="currency" office:currency="ARS" office:value="1150" calcext:value-type="currency">
            <text:p>$1.1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10" calcext:value-type="currency">
            <text:p>$1.110,00</text:p>
          </table:table-cell>
          <table:table-cell/>
          <table:table-cell table:style-name="ce2" office:value-type="date" office:date-value="2025-05-16" calcext:value-type="date">
            <text:p>2025-05-16</text:p>
          </table:table-cell>
          <table:table-cell office:value-type="currency" office:currency="ARS" office:value="1160" calcext:value-type="currency">
            <text:p>$1.1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10" calcext:value-type="currency">
            <text:p>$1.110,00</text:p>
          </table:table-cell>
          <table:table-cell/>
          <table:table-cell table:style-name="ce2" office:value-type="date" office:date-value="2025-05-17" calcext:value-type="date">
            <text:p>2025-05-17</text:p>
          </table:table-cell>
          <table:table-cell office:value-type="currency" office:currency="ARS" office:value="1160" calcext:value-type="currency">
            <text:p>$1.1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10" calcext:value-type="currency">
            <text:p>$1.110,00</text:p>
          </table:table-cell>
          <table:table-cell/>
          <table:table-cell table:style-name="ce2" office:value-type="date" office:date-value="2025-05-18" calcext:value-type="date">
            <text:p>2025-05-18</text:p>
          </table:table-cell>
          <table:table-cell office:value-type="currency" office:currency="ARS" office:value="1160" calcext:value-type="currency">
            <text:p>$1.1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05" calcext:value-type="currency">
            <text:p>$1.105,00</text:p>
          </table:table-cell>
          <table:table-cell/>
          <table:table-cell table:style-name="ce2" office:value-type="date" office:date-value="2025-05-19" calcext:value-type="date">
            <text:p>2025-05-19</text:p>
          </table:table-cell>
          <table:table-cell office:value-type="currency" office:currency="ARS" office:value="1155" calcext:value-type="currency">
            <text:p>$1.1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10" calcext:value-type="currency">
            <text:p>$1.110,00</text:p>
          </table:table-cell>
          <table:table-cell/>
          <table:table-cell table:style-name="ce2" office:value-type="date" office:date-value="2025-05-20" calcext:value-type="date">
            <text:p>2025-05-20</text:p>
          </table:table-cell>
          <table:table-cell office:value-type="currency" office:currency="ARS" office:value="1160" calcext:value-type="currency">
            <text:p>$1.1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10" calcext:value-type="currency">
            <text:p>$1.110,00</text:p>
          </table:table-cell>
          <table:table-cell/>
          <table:table-cell table:style-name="ce2" office:value-type="date" office:date-value="2025-05-21" calcext:value-type="date">
            <text:p>2025-05-21</text:p>
          </table:table-cell>
          <table:table-cell office:value-type="currency" office:currency="ARS" office:value="1160" calcext:value-type="currency">
            <text:p>$1.1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05" calcext:value-type="currency">
            <text:p>$1.105,00</text:p>
          </table:table-cell>
          <table:table-cell/>
          <table:table-cell table:style-name="ce2" office:value-type="date" office:date-value="2025-05-22" calcext:value-type="date">
            <text:p>2025-05-22</text:p>
          </table:table-cell>
          <table:table-cell office:value-type="currency" office:currency="ARS" office:value="1155" calcext:value-type="currency">
            <text:p>$1.1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style-name="ce2" office:value-type="date" office:date-value="2025-05-23" calcext:value-type="date">
            <text:p>2025-05-23</text:p>
          </table:table-cell>
          <table:table-cell office:value-type="currency" office:currency="ARS" office:value="1150" calcext:value-type="currency">
            <text:p>$1.1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style-name="ce2" office:value-type="date" office:date-value="2025-05-24" calcext:value-type="date">
            <text:p>2025-05-24</text:p>
          </table:table-cell>
          <table:table-cell office:value-type="currency" office:currency="ARS" office:value="1150" calcext:value-type="currency">
            <text:p>$1.1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style-name="ce2" office:value-type="date" office:date-value="2025-05-25" calcext:value-type="date">
            <text:p>2025-05-25</text:p>
          </table:table-cell>
          <table:table-cell office:value-type="currency" office:currency="ARS" office:value="1150" calcext:value-type="currency">
            <text:p>$1.1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10" calcext:value-type="currency">
            <text:p>$1.110,00</text:p>
          </table:table-cell>
          <table:table-cell/>
          <table:table-cell table:style-name="ce2" office:value-type="date" office:date-value="2025-05-26" calcext:value-type="date">
            <text:p>2025-05-26</text:p>
          </table:table-cell>
          <table:table-cell office:value-type="currency" office:currency="ARS" office:value="1160" calcext:value-type="currency">
            <text:p>$1.1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20" calcext:value-type="currency">
            <text:p>$1.120,00</text:p>
          </table:table-cell>
          <table:table-cell/>
          <table:table-cell table:style-name="ce2" office:value-type="date" office:date-value="2025-05-27" calcext:value-type="date">
            <text:p>2025-05-27</text:p>
          </table:table-cell>
          <table:table-cell office:value-type="currency" office:currency="ARS" office:value="1170" calcext:value-type="currency">
            <text:p>$1.17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25" calcext:value-type="currency">
            <text:p>$1.125,00</text:p>
          </table:table-cell>
          <table:table-cell/>
          <table:table-cell table:style-name="ce2" office:value-type="date" office:date-value="2025-05-28" calcext:value-type="date">
            <text:p>2025-05-28</text:p>
          </table:table-cell>
          <table:table-cell office:value-type="currency" office:currency="ARS" office:value="1175" calcext:value-type="currency">
            <text:p>$1.1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5" calcext:value-type="currency">
            <text:p>$1.145,00</text:p>
          </table:table-cell>
          <table:table-cell/>
          <table:table-cell table:style-name="ce2" office:value-type="date" office:date-value="2025-05-29" calcext:value-type="date">
            <text:p>2025-05-29</text:p>
          </table:table-cell>
          <table:table-cell office:value-type="currency" office:currency="ARS" office:value="1195" calcext:value-type="currency">
            <text:p>$1.1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5" calcext:value-type="currency">
            <text:p>$1.145,00</text:p>
          </table:table-cell>
          <table:table-cell/>
          <table:table-cell table:style-name="ce2" office:value-type="date" office:date-value="2025-05-30" calcext:value-type="date">
            <text:p>2025-05-30</text:p>
          </table:table-cell>
          <table:table-cell office:value-type="currency" office:currency="ARS" office:value="1195" calcext:value-type="currency">
            <text:p>$1.1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5" calcext:value-type="currency">
            <text:p>$1.145,00</text:p>
          </table:table-cell>
          <table:table-cell/>
          <table:table-cell table:style-name="ce2" office:value-type="date" office:date-value="2025-05-31" calcext:value-type="date">
            <text:p>2025-05-31</text:p>
          </table:table-cell>
          <table:table-cell office:value-type="currency" office:currency="ARS" office:value="1195" calcext:value-type="currency">
            <text:p>$1.1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5" calcext:value-type="currency">
            <text:p>$1.145,00</text:p>
          </table:table-cell>
          <table:table-cell/>
          <table:table-cell table:style-name="ce2" office:value-type="date" office:date-value="2025-06-01" calcext:value-type="date">
            <text:p>2025-06-01</text:p>
          </table:table-cell>
          <table:table-cell office:value-type="currency" office:currency="ARS" office:value="1195" calcext:value-type="currency">
            <text:p>$1.1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02" calcext:value-type="date">
            <text:p>2025-06-02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03" calcext:value-type="date">
            <text:p>2025-06-03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04" calcext:value-type="date">
            <text:p>2025-06-04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5" calcext:value-type="currency">
            <text:p>$1.155,00</text:p>
          </table:table-cell>
          <table:table-cell/>
          <table:table-cell table:style-name="ce2" office:value-type="date" office:date-value="2025-06-05" calcext:value-type="date">
            <text:p>2025-06-05</text:p>
          </table:table-cell>
          <table:table-cell office:value-type="currency" office:currency="ARS" office:value="1205" calcext:value-type="currency">
            <text:p>$1.20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06" calcext:value-type="date">
            <text:p>2025-06-06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07" calcext:value-type="date">
            <text:p>2025-06-07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08" calcext:value-type="date">
            <text:p>2025-06-08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09" calcext:value-type="date">
            <text:p>2025-06-09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10" calcext:value-type="date">
            <text:p>2025-06-10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11" calcext:value-type="date">
            <text:p>2025-06-11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12" calcext:value-type="date">
            <text:p>2025-06-12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13" calcext:value-type="date">
            <text:p>2025-06-13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14" calcext:value-type="date">
            <text:p>2025-06-14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15" calcext:value-type="date">
            <text:p>2025-06-15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0" calcext:value-type="currency">
            <text:p>$1.150,00</text:p>
          </table:table-cell>
          <table:table-cell/>
          <table:table-cell table:style-name="ce2" office:value-type="date" office:date-value="2025-06-16" calcext:value-type="date">
            <text:p>2025-06-16</text:p>
          </table:table-cell>
          <table:table-cell office:value-type="currency" office:currency="ARS" office:value="1200" calcext:value-type="currency">
            <text:p>$1.2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35" calcext:value-type="currency">
            <text:p>$1.135,00</text:p>
          </table:table-cell>
          <table:table-cell/>
          <table:table-cell table:style-name="ce2" office:value-type="date" office:date-value="2025-06-17" calcext:value-type="date">
            <text:p>2025-06-17</text:p>
          </table:table-cell>
          <table:table-cell office:value-type="currency" office:currency="ARS" office:value="1185" calcext:value-type="currency">
            <text:p>$1.18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10" calcext:value-type="currency">
            <text:p>$1.110,00</text:p>
          </table:table-cell>
          <table:table-cell/>
          <table:table-cell table:style-name="ce2" office:value-type="date" office:date-value="2025-06-18" calcext:value-type="date">
            <text:p>2025-06-18</text:p>
          </table:table-cell>
          <table:table-cell office:value-type="currency" office:currency="ARS" office:value="1160" calcext:value-type="currency">
            <text:p>$1.1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30" calcext:value-type="currency">
            <text:p>$1.130,00</text:p>
          </table:table-cell>
          <table:table-cell/>
          <table:table-cell table:style-name="ce2" office:value-type="date" office:date-value="2025-06-19" calcext:value-type="date">
            <text:p>2025-06-19</text:p>
          </table:table-cell>
          <table:table-cell office:value-type="currency" office:currency="ARS" office:value="1180" calcext:value-type="currency">
            <text:p>$1.1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30" calcext:value-type="currency">
            <text:p>$1.130,00</text:p>
          </table:table-cell>
          <table:table-cell/>
          <table:table-cell table:style-name="ce2" office:value-type="date" office:date-value="2025-06-20" calcext:value-type="date">
            <text:p>2025-06-20</text:p>
          </table:table-cell>
          <table:table-cell office:value-type="currency" office:currency="ARS" office:value="1180" calcext:value-type="currency">
            <text:p>$1.1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30" calcext:value-type="currency">
            <text:p>$1.130,00</text:p>
          </table:table-cell>
          <table:table-cell/>
          <table:table-cell table:style-name="ce2" office:value-type="date" office:date-value="2025-06-21" calcext:value-type="date">
            <text:p>2025-06-21</text:p>
          </table:table-cell>
          <table:table-cell office:value-type="currency" office:currency="ARS" office:value="1180" calcext:value-type="currency">
            <text:p>$1.1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30" calcext:value-type="currency">
            <text:p>$1.130,00</text:p>
          </table:table-cell>
          <table:table-cell/>
          <table:table-cell table:style-name="ce2" office:value-type="date" office:date-value="2025-06-22" calcext:value-type="date">
            <text:p>2025-06-22</text:p>
          </table:table-cell>
          <table:table-cell office:value-type="currency" office:currency="ARS" office:value="1180" calcext:value-type="currency">
            <text:p>$1.1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35" calcext:value-type="currency">
            <text:p>$1.135,00</text:p>
          </table:table-cell>
          <table:table-cell/>
          <table:table-cell table:style-name="ce2" office:value-type="date" office:date-value="2025-06-23" calcext:value-type="date">
            <text:p>2025-06-23</text:p>
          </table:table-cell>
          <table:table-cell office:value-type="currency" office:currency="ARS" office:value="1185" calcext:value-type="currency">
            <text:p>$1.18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45" calcext:value-type="currency">
            <text:p>$1.145,00</text:p>
          </table:table-cell>
          <table:table-cell/>
          <table:table-cell table:style-name="ce2" office:value-type="date" office:date-value="2025-06-24" calcext:value-type="date">
            <text:p>2025-06-24</text:p>
          </table:table-cell>
          <table:table-cell office:value-type="currency" office:currency="ARS" office:value="1195" calcext:value-type="currency">
            <text:p>$1.1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5" calcext:value-type="currency">
            <text:p>$1.155,00</text:p>
          </table:table-cell>
          <table:table-cell/>
          <table:table-cell table:style-name="ce2" office:value-type="date" office:date-value="2025-06-25" calcext:value-type="date">
            <text:p>2025-06-25</text:p>
          </table:table-cell>
          <table:table-cell office:value-type="currency" office:currency="ARS" office:value="1205" calcext:value-type="currency">
            <text:p>$1.20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5" calcext:value-type="currency">
            <text:p>$1.155,00</text:p>
          </table:table-cell>
          <table:table-cell/>
          <table:table-cell table:style-name="ce2" office:value-type="date" office:date-value="2025-06-26" calcext:value-type="date">
            <text:p>2025-06-26</text:p>
          </table:table-cell>
          <table:table-cell office:value-type="currency" office:currency="ARS" office:value="1205" calcext:value-type="currency">
            <text:p>$1.20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5" calcext:value-type="currency">
            <text:p>$1.155,00</text:p>
          </table:table-cell>
          <table:table-cell/>
          <table:table-cell table:style-name="ce2" office:value-type="date" office:date-value="2025-06-27" calcext:value-type="date">
            <text:p>2025-06-27</text:p>
          </table:table-cell>
          <table:table-cell office:value-type="currency" office:currency="ARS" office:value="1205" calcext:value-type="currency">
            <text:p>$1.20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5" calcext:value-type="currency">
            <text:p>$1.155,00</text:p>
          </table:table-cell>
          <table:table-cell/>
          <table:table-cell table:style-name="ce2" office:value-type="date" office:date-value="2025-06-28" calcext:value-type="date">
            <text:p>2025-06-28</text:p>
          </table:table-cell>
          <table:table-cell office:value-type="currency" office:currency="ARS" office:value="1205" calcext:value-type="currency">
            <text:p>$1.20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55" calcext:value-type="currency">
            <text:p>$1.155,00</text:p>
          </table:table-cell>
          <table:table-cell/>
          <table:table-cell table:style-name="ce2" office:value-type="date" office:date-value="2025-06-29" calcext:value-type="date">
            <text:p>2025-06-29</text:p>
          </table:table-cell>
          <table:table-cell office:value-type="currency" office:currency="ARS" office:value="1205" calcext:value-type="currency">
            <text:p>$1.20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65" calcext:value-type="currency">
            <text:p>$1.165,00</text:p>
          </table:table-cell>
          <table:table-cell/>
          <table:table-cell table:style-name="ce2" office:value-type="date" office:date-value="2025-06-30" calcext:value-type="date">
            <text:p>2025-06-30</text:p>
          </table:table-cell>
          <table:table-cell office:value-type="currency" office:currency="ARS" office:value="1215" calcext:value-type="currency">
            <text:p>$1.2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style-name="ce2" office:value-type="date" office:date-value="2025-07-01" calcext:value-type="date">
            <text:p>2025-07-01</text:p>
          </table:table-cell>
          <table:table-cell office:value-type="currency" office:currency="ARS" office:value="1235" calcext:value-type="currency">
            <text:p>$1.2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95" calcext:value-type="currency">
            <text:p>$1.195,00</text:p>
          </table:table-cell>
          <table:table-cell/>
          <table:table-cell table:style-name="ce2" office:value-type="date" office:date-value="2025-07-02" calcext:value-type="date">
            <text:p>2025-07-02</text:p>
          </table:table-cell>
          <table:table-cell office:value-type="currency" office:currency="ARS" office:value="1245" calcext:value-type="currency">
            <text:p>$1.24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195" calcext:value-type="currency">
            <text:p>$1.195,00</text:p>
          </table:table-cell>
          <table:table-cell/>
          <table:table-cell table:style-name="ce2" office:value-type="date" office:date-value="2025-07-03" calcext:value-type="date">
            <text:p>2025-07-03</text:p>
          </table:table-cell>
          <table:table-cell office:value-type="currency" office:currency="ARS" office:value="1245" calcext:value-type="currency">
            <text:p>$1.24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10" calcext:value-type="currency">
            <text:p>$1.210,00</text:p>
          </table:table-cell>
          <table:table-cell/>
          <table:table-cell table:style-name="ce2" office:value-type="date" office:date-value="2025-07-04" calcext:value-type="date">
            <text:p>2025-07-04</text:p>
          </table:table-cell>
          <table:table-cell office:value-type="currency" office:currency="ARS" office:value="1260" calcext:value-type="currency">
            <text:p>$1.2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10" calcext:value-type="currency">
            <text:p>$1.210,00</text:p>
          </table:table-cell>
          <table:table-cell/>
          <table:table-cell table:style-name="ce2" office:value-type="date" office:date-value="2025-07-05" calcext:value-type="date">
            <text:p>2025-07-05</text:p>
          </table:table-cell>
          <table:table-cell office:value-type="currency" office:currency="ARS" office:value="1260" calcext:value-type="currency">
            <text:p>$1.2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10" calcext:value-type="currency">
            <text:p>$1.210,00</text:p>
          </table:table-cell>
          <table:table-cell/>
          <table:table-cell table:style-name="ce2" office:value-type="date" office:date-value="2025-07-06" calcext:value-type="date">
            <text:p>2025-07-06</text:p>
          </table:table-cell>
          <table:table-cell office:value-type="currency" office:currency="ARS" office:value="1260" calcext:value-type="currency">
            <text:p>$1.2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30" calcext:value-type="currency">
            <text:p>$1.230,00</text:p>
          </table:table-cell>
          <table:table-cell/>
          <table:table-cell table:style-name="ce2" office:value-type="date" office:date-value="2025-07-07" calcext:value-type="date">
            <text:p>2025-07-07</text:p>
          </table:table-cell>
          <table:table-cell office:value-type="currency" office:currency="ARS" office:value="1280" calcext:value-type="currency">
            <text:p>$1.2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25" calcext:value-type="currency">
            <text:p>$1.225,00</text:p>
          </table:table-cell>
          <table:table-cell/>
          <table:table-cell table:style-name="ce2" office:value-type="date" office:date-value="2025-07-08" calcext:value-type="date">
            <text:p>2025-07-08</text:p>
          </table:table-cell>
          <table:table-cell office:value-type="currency" office:currency="ARS" office:value="1275" calcext:value-type="currency">
            <text:p>$1.2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25" calcext:value-type="currency">
            <text:p>$1.225,00</text:p>
          </table:table-cell>
          <table:table-cell/>
          <table:table-cell table:style-name="ce2" office:value-type="date" office:date-value="2025-07-09" calcext:value-type="date">
            <text:p>2025-07-09</text:p>
          </table:table-cell>
          <table:table-cell office:value-type="currency" office:currency="ARS" office:value="1275" calcext:value-type="currency">
            <text:p>$1.2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25" calcext:value-type="currency">
            <text:p>$1.225,00</text:p>
          </table:table-cell>
          <table:table-cell/>
          <table:table-cell table:style-name="ce2" office:value-type="date" office:date-value="2025-07-10" calcext:value-type="date">
            <text:p>2025-07-10</text:p>
          </table:table-cell>
          <table:table-cell office:value-type="currency" office:currency="ARS" office:value="1275" calcext:value-type="currency">
            <text:p>$1.2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25" calcext:value-type="currency">
            <text:p>$1.225,00</text:p>
          </table:table-cell>
          <table:table-cell/>
          <table:table-cell table:style-name="ce2" office:value-type="date" office:date-value="2025-07-11" calcext:value-type="date">
            <text:p>2025-07-11</text:p>
          </table:table-cell>
          <table:table-cell office:value-type="currency" office:currency="ARS" office:value="1275" calcext:value-type="currency">
            <text:p>$1.2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25" calcext:value-type="currency">
            <text:p>$1.225,00</text:p>
          </table:table-cell>
          <table:table-cell/>
          <table:table-cell table:style-name="ce2" office:value-type="date" office:date-value="2025-07-12" calcext:value-type="date">
            <text:p>2025-07-12</text:p>
          </table:table-cell>
          <table:table-cell office:value-type="currency" office:currency="ARS" office:value="1275" calcext:value-type="currency">
            <text:p>$1.2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25" calcext:value-type="currency">
            <text:p>$1.225,00</text:p>
          </table:table-cell>
          <table:table-cell/>
          <table:table-cell table:style-name="ce2" office:value-type="date" office:date-value="2025-07-13" calcext:value-type="date">
            <text:p>2025-07-13</text:p>
          </table:table-cell>
          <table:table-cell office:value-type="currency" office:currency="ARS" office:value="1275" calcext:value-type="currency">
            <text:p>$1.2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45" calcext:value-type="currency">
            <text:p>$1.245,00</text:p>
          </table:table-cell>
          <table:table-cell/>
          <table:table-cell table:style-name="ce2" office:value-type="date" office:date-value="2025-07-14" calcext:value-type="date">
            <text:p>2025-07-14</text:p>
          </table:table-cell>
          <table:table-cell office:value-type="currency" office:currency="ARS" office:value="1295" calcext:value-type="currency">
            <text:p>$1.2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30" calcext:value-type="currency">
            <text:p>$1.230,00</text:p>
          </table:table-cell>
          <table:table-cell/>
          <table:table-cell table:style-name="ce2" office:value-type="date" office:date-value="2025-07-15" calcext:value-type="date">
            <text:p>2025-07-15</text:p>
          </table:table-cell>
          <table:table-cell office:value-type="currency" office:currency="ARS" office:value="1280" calcext:value-type="currency">
            <text:p>$1.2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25" calcext:value-type="currency">
            <text:p>$1.225,00</text:p>
          </table:table-cell>
          <table:table-cell/>
          <table:table-cell table:style-name="ce2" office:value-type="date" office:date-value="2025-07-16" calcext:value-type="date">
            <text:p>2025-07-16</text:p>
          </table:table-cell>
          <table:table-cell office:value-type="currency" office:currency="ARS" office:value="1275" calcext:value-type="currency">
            <text:p>$1.2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40" calcext:value-type="currency">
            <text:p>$1.240,00</text:p>
          </table:table-cell>
          <table:table-cell/>
          <table:table-cell table:style-name="ce2" office:value-type="date" office:date-value="2025-07-17" calcext:value-type="date">
            <text:p>2025-07-17</text:p>
          </table:table-cell>
          <table:table-cell office:value-type="currency" office:currency="ARS" office:value="1290" calcext:value-type="currency">
            <text:p>$1.2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50" calcext:value-type="currency">
            <text:p>$1.250,00</text:p>
          </table:table-cell>
          <table:table-cell/>
          <table:table-cell table:style-name="ce2" office:value-type="date" office:date-value="2025-07-18" calcext:value-type="date">
            <text:p>2025-07-18</text:p>
          </table:table-cell>
          <table:table-cell office:value-type="currency" office:currency="ARS" office:value="1300" calcext:value-type="currency">
            <text:p>$1.3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50" calcext:value-type="currency">
            <text:p>$1.250,00</text:p>
          </table:table-cell>
          <table:table-cell/>
          <table:table-cell table:style-name="ce2" office:value-type="date" office:date-value="2025-07-19" calcext:value-type="date">
            <text:p>2025-07-19</text:p>
          </table:table-cell>
          <table:table-cell office:value-type="currency" office:currency="ARS" office:value="1300" calcext:value-type="currency">
            <text:p>$1.3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50" calcext:value-type="currency">
            <text:p>$1.250,00</text:p>
          </table:table-cell>
          <table:table-cell/>
          <table:table-cell table:style-name="ce2" office:value-type="date" office:date-value="2025-07-20" calcext:value-type="date">
            <text:p>2025-07-20</text:p>
          </table:table-cell>
          <table:table-cell office:value-type="currency" office:currency="ARS" office:value="1300" calcext:value-type="currency">
            <text:p>$1.3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50" calcext:value-type="currency">
            <text:p>$1.250,00</text:p>
          </table:table-cell>
          <table:table-cell/>
          <table:table-cell table:style-name="ce2" office:value-type="date" office:date-value="2025-07-21" calcext:value-type="date">
            <text:p>2025-07-21</text:p>
          </table:table-cell>
          <table:table-cell office:value-type="currency" office:currency="ARS" office:value="1300" calcext:value-type="currency">
            <text:p>$1.3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25" calcext:value-type="currency">
            <text:p>$1.225,00</text:p>
          </table:table-cell>
          <table:table-cell/>
          <table:table-cell table:style-name="ce2" office:value-type="date" office:date-value="2025-07-22" calcext:value-type="date">
            <text:p>2025-07-22</text:p>
          </table:table-cell>
          <table:table-cell office:value-type="currency" office:currency="ARS" office:value="1275" calcext:value-type="currency">
            <text:p>$1.2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25" calcext:value-type="currency">
            <text:p>$1.225,00</text:p>
          </table:table-cell>
          <table:table-cell/>
          <table:table-cell table:style-name="ce2" office:value-type="date" office:date-value="2025-07-23" calcext:value-type="date">
            <text:p>2025-07-23</text:p>
          </table:table-cell>
          <table:table-cell office:value-type="currency" office:currency="ARS" office:value="1275" calcext:value-type="currency">
            <text:p>$1.2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35" calcext:value-type="currency">
            <text:p>$1.235,00</text:p>
          </table:table-cell>
          <table:table-cell/>
          <table:table-cell table:style-name="ce2" office:value-type="date" office:date-value="2025-07-24" calcext:value-type="date">
            <text:p>2025-07-24</text:p>
          </table:table-cell>
          <table:table-cell office:value-type="currency" office:currency="ARS" office:value="1285" calcext:value-type="currency">
            <text:p>$1.28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45" calcext:value-type="currency">
            <text:p>$1.245,00</text:p>
          </table:table-cell>
          <table:table-cell/>
          <table:table-cell table:style-name="ce2" office:value-type="date" office:date-value="2025-07-25" calcext:value-type="date">
            <text:p>2025-07-25</text:p>
          </table:table-cell>
          <table:table-cell office:value-type="currency" office:currency="ARS" office:value="1295" calcext:value-type="currency">
            <text:p>$1.2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45" calcext:value-type="currency">
            <text:p>$1.245,00</text:p>
          </table:table-cell>
          <table:table-cell/>
          <table:table-cell table:style-name="ce2" office:value-type="date" office:date-value="2025-07-26" calcext:value-type="date">
            <text:p>2025-07-26</text:p>
          </table:table-cell>
          <table:table-cell office:value-type="currency" office:currency="ARS" office:value="1295" calcext:value-type="currency">
            <text:p>$1.2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45" calcext:value-type="currency">
            <text:p>$1.245,00</text:p>
          </table:table-cell>
          <table:table-cell/>
          <table:table-cell table:style-name="ce2" office:value-type="date" office:date-value="2025-07-27" calcext:value-type="date">
            <text:p>2025-07-27</text:p>
          </table:table-cell>
          <table:table-cell office:value-type="currency" office:currency="ARS" office:value="1295" calcext:value-type="currency">
            <text:p>$1.2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55" calcext:value-type="currency">
            <text:p>$1.255,00</text:p>
          </table:table-cell>
          <table:table-cell/>
          <table:table-cell table:style-name="ce2" office:value-type="date" office:date-value="2025-07-28" calcext:value-type="date">
            <text:p>2025-07-28</text:p>
          </table:table-cell>
          <table:table-cell office:value-type="currency" office:currency="ARS" office:value="1305" calcext:value-type="currency">
            <text:p>$1.30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50" calcext:value-type="currency">
            <text:p>$1.250,00</text:p>
          </table:table-cell>
          <table:table-cell/>
          <table:table-cell table:style-name="ce2" office:value-type="date" office:date-value="2025-07-29" calcext:value-type="date">
            <text:p>2025-07-29</text:p>
          </table:table-cell>
          <table:table-cell office:value-type="currency" office:currency="ARS" office:value="1300" calcext:value-type="currency">
            <text:p>$1.3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75" calcext:value-type="currency">
            <text:p>$1.275,00</text:p>
          </table:table-cell>
          <table:table-cell/>
          <table:table-cell table:style-name="ce2" office:value-type="date" office:date-value="2025-07-30" calcext:value-type="date">
            <text:p>2025-07-30</text:p>
          </table:table-cell>
          <table:table-cell office:value-type="currency" office:currency="ARS" office:value="1325" calcext:value-type="currency">
            <text:p>$1.32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30" calcext:value-type="currency">
            <text:p>$1.330,00</text:p>
          </table:table-cell>
          <table:table-cell/>
          <table:table-cell table:style-name="ce2" office:value-type="date" office:date-value="2025-07-31" calcext:value-type="date">
            <text:p>2025-07-31</text:p>
          </table:table-cell>
          <table:table-cell office:value-type="currency" office:currency="ARS" office:value="1380" calcext:value-type="currency">
            <text:p>$1.3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25" calcext:value-type="currency">
            <text:p>$1.325,00</text:p>
          </table:table-cell>
          <table:table-cell/>
          <table:table-cell table:style-name="ce2" office:value-type="date" office:date-value="2025-08-01" calcext:value-type="date">
            <text:p>2025-08-01</text:p>
          </table:table-cell>
          <table:table-cell office:value-type="currency" office:currency="ARS" office:value="1375" calcext:value-type="currency">
            <text:p>$1.3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25" calcext:value-type="currency">
            <text:p>$1.325,00</text:p>
          </table:table-cell>
          <table:table-cell/>
          <table:table-cell table:style-name="ce2" office:value-type="date" office:date-value="2025-08-02" calcext:value-type="date">
            <text:p>2025-08-02</text:p>
          </table:table-cell>
          <table:table-cell office:value-type="currency" office:currency="ARS" office:value="1375" calcext:value-type="currency">
            <text:p>$1.3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25" calcext:value-type="currency">
            <text:p>$1.325,00</text:p>
          </table:table-cell>
          <table:table-cell/>
          <table:table-cell table:style-name="ce2" office:value-type="date" office:date-value="2025-08-03" calcext:value-type="date">
            <text:p>2025-08-03</text:p>
          </table:table-cell>
          <table:table-cell office:value-type="currency" office:currency="ARS" office:value="1375" calcext:value-type="currency">
            <text:p>$1.3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20" calcext:value-type="currency">
            <text:p>$1.320,00</text:p>
          </table:table-cell>
          <table:table-cell/>
          <table:table-cell table:style-name="ce2" office:value-type="date" office:date-value="2025-08-04" calcext:value-type="date">
            <text:p>2025-08-04</text:p>
          </table:table-cell>
          <table:table-cell office:value-type="currency" office:currency="ARS" office:value="1370" calcext:value-type="currency">
            <text:p>$1.37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00" calcext:value-type="currency">
            <text:p>$1.300,00</text:p>
          </table:table-cell>
          <table:table-cell/>
          <table:table-cell table:style-name="ce2" office:value-type="date" office:date-value="2025-08-05" calcext:value-type="date">
            <text:p>2025-08-05</text:p>
          </table:table-cell>
          <table:table-cell office:value-type="currency" office:currency="ARS" office:value="1350" calcext:value-type="currency">
            <text:p>$1.3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95" calcext:value-type="currency">
            <text:p>$1.295,00</text:p>
          </table:table-cell>
          <table:table-cell/>
          <table:table-cell table:style-name="ce2" office:value-type="date" office:date-value="2025-08-06" calcext:value-type="date">
            <text:p>2025-08-06</text:p>
          </table:table-cell>
          <table:table-cell office:value-type="currency" office:currency="ARS" office:value="1345" calcext:value-type="currency">
            <text:p>$1.34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90" calcext:value-type="currency">
            <text:p>$1.290,00</text:p>
          </table:table-cell>
          <table:table-cell/>
          <table:table-cell table:style-name="ce2" office:value-type="date" office:date-value="2025-08-07" calcext:value-type="date">
            <text:p>2025-08-07</text:p>
          </table:table-cell>
          <table:table-cell office:value-type="currency" office:currency="ARS" office:value="1340" calcext:value-type="currency">
            <text:p>$1.34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85" calcext:value-type="currency">
            <text:p>$1.285,00</text:p>
          </table:table-cell>
          <table:table-cell/>
          <table:table-cell table:style-name="ce2" office:value-type="date" office:date-value="2025-08-08" calcext:value-type="date">
            <text:p>2025-08-08</text:p>
          </table:table-cell>
          <table:table-cell office:value-type="currency" office:currency="ARS" office:value="1335" calcext:value-type="currency">
            <text:p>$1.3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85" calcext:value-type="currency">
            <text:p>$1.285,00</text:p>
          </table:table-cell>
          <table:table-cell/>
          <table:table-cell table:style-name="ce2" office:value-type="date" office:date-value="2025-08-09" calcext:value-type="date">
            <text:p>2025-08-09</text:p>
          </table:table-cell>
          <table:table-cell office:value-type="currency" office:currency="ARS" office:value="1335" calcext:value-type="currency">
            <text:p>$1.3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85" calcext:value-type="currency">
            <text:p>$1.285,00</text:p>
          </table:table-cell>
          <table:table-cell/>
          <table:table-cell table:style-name="ce2" office:value-type="date" office:date-value="2025-08-10" calcext:value-type="date">
            <text:p>2025-08-10</text:p>
          </table:table-cell>
          <table:table-cell office:value-type="currency" office:currency="ARS" office:value="1335" calcext:value-type="currency">
            <text:p>$1.3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95" calcext:value-type="currency">
            <text:p>$1.295,00</text:p>
          </table:table-cell>
          <table:table-cell/>
          <table:table-cell table:style-name="ce2" office:value-type="date" office:date-value="2025-08-11" calcext:value-type="date">
            <text:p>2025-08-11</text:p>
          </table:table-cell>
          <table:table-cell office:value-type="currency" office:currency="ARS" office:value="1335" calcext:value-type="currency">
            <text:p>$1.3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90" calcext:value-type="currency">
            <text:p>$1.290,00</text:p>
          </table:table-cell>
          <table:table-cell/>
          <table:table-cell table:style-name="ce2" office:value-type="date" office:date-value="2025-08-12" calcext:value-type="date">
            <text:p>2025-08-12</text:p>
          </table:table-cell>
          <table:table-cell office:value-type="currency" office:currency="ARS" office:value="1330" calcext:value-type="currency">
            <text:p>$1.33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85" calcext:value-type="currency">
            <text:p>$1.285,00</text:p>
          </table:table-cell>
          <table:table-cell/>
          <table:table-cell table:style-name="ce2" office:value-type="date" office:date-value="2025-08-13" calcext:value-type="date">
            <text:p>2025-08-13</text:p>
          </table:table-cell>
          <table:table-cell office:value-type="currency" office:currency="ARS" office:value="1325" calcext:value-type="currency">
            <text:p>$1.32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70" calcext:value-type="currency">
            <text:p>$1.270,00</text:p>
          </table:table-cell>
          <table:table-cell/>
          <table:table-cell table:style-name="ce2" office:value-type="date" office:date-value="2025-08-14" calcext:value-type="date">
            <text:p>2025-08-14</text:p>
          </table:table-cell>
          <table:table-cell office:value-type="currency" office:currency="ARS" office:value="1310" calcext:value-type="currency">
            <text:p>$1.3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70" calcext:value-type="currency">
            <text:p>$1.270,00</text:p>
          </table:table-cell>
          <table:table-cell/>
          <table:table-cell table:style-name="ce2" office:value-type="date" office:date-value="2025-08-15" calcext:value-type="date">
            <text:p>2025-08-15</text:p>
          </table:table-cell>
          <table:table-cell office:value-type="currency" office:currency="ARS" office:value="1310" calcext:value-type="currency">
            <text:p>$1.3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70" calcext:value-type="currency">
            <text:p>$1.270,00</text:p>
          </table:table-cell>
          <table:table-cell/>
          <table:table-cell table:style-name="ce2" office:value-type="date" office:date-value="2025-08-16" calcext:value-type="date">
            <text:p>2025-08-16</text:p>
          </table:table-cell>
          <table:table-cell office:value-type="currency" office:currency="ARS" office:value="1310" calcext:value-type="currency">
            <text:p>$1.3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70" calcext:value-type="currency">
            <text:p>$1.270,00</text:p>
          </table:table-cell>
          <table:table-cell/>
          <table:table-cell table:style-name="ce2" office:value-type="date" office:date-value="2025-08-17" calcext:value-type="date">
            <text:p>2025-08-17</text:p>
          </table:table-cell>
          <table:table-cell office:value-type="currency" office:currency="ARS" office:value="1310" calcext:value-type="currency">
            <text:p>$1.3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75" calcext:value-type="currency">
            <text:p>$1.275,00</text:p>
          </table:table-cell>
          <table:table-cell/>
          <table:table-cell table:style-name="ce2" office:value-type="date" office:date-value="2025-08-18" calcext:value-type="date">
            <text:p>2025-08-18</text:p>
          </table:table-cell>
          <table:table-cell office:value-type="currency" office:currency="ARS" office:value="1315" calcext:value-type="currency">
            <text:p>$1.3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70" calcext:value-type="currency">
            <text:p>$1.270,00</text:p>
          </table:table-cell>
          <table:table-cell/>
          <table:table-cell table:style-name="ce2" office:value-type="date" office:date-value="2025-08-19" calcext:value-type="date">
            <text:p>2025-08-19</text:p>
          </table:table-cell>
          <table:table-cell office:value-type="currency" office:currency="ARS" office:value="1310" calcext:value-type="currency">
            <text:p>$1.3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75" calcext:value-type="currency">
            <text:p>$1.275,00</text:p>
          </table:table-cell>
          <table:table-cell/>
          <table:table-cell table:style-name="ce2" office:value-type="date" office:date-value="2025-08-20" calcext:value-type="date">
            <text:p>2025-08-20</text:p>
          </table:table-cell>
          <table:table-cell office:value-type="currency" office:currency="ARS" office:value="1315" calcext:value-type="currency">
            <text:p>$1.3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85" calcext:value-type="currency">
            <text:p>$1.285,00</text:p>
          </table:table-cell>
          <table:table-cell/>
          <table:table-cell table:style-name="ce2" office:value-type="date" office:date-value="2025-08-21" calcext:value-type="date">
            <text:p>2025-08-21</text:p>
          </table:table-cell>
          <table:table-cell office:value-type="currency" office:currency="ARS" office:value="1325" calcext:value-type="currency">
            <text:p>$1.32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95" calcext:value-type="currency">
            <text:p>$1.295,00</text:p>
          </table:table-cell>
          <table:table-cell/>
          <table:table-cell table:style-name="ce2" office:value-type="date" office:date-value="2025-08-22" calcext:value-type="date">
            <text:p>2025-08-22</text:p>
          </table:table-cell>
          <table:table-cell office:value-type="currency" office:currency="ARS" office:value="1335" calcext:value-type="currency">
            <text:p>$1.3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95" calcext:value-type="currency">
            <text:p>$1.295,00</text:p>
          </table:table-cell>
          <table:table-cell/>
          <table:table-cell table:style-name="ce2" office:value-type="date" office:date-value="2025-08-23" calcext:value-type="date">
            <text:p>2025-08-23</text:p>
          </table:table-cell>
          <table:table-cell office:value-type="currency" office:currency="ARS" office:value="1335" calcext:value-type="currency">
            <text:p>$1.3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295" calcext:value-type="currency">
            <text:p>$1.295,00</text:p>
          </table:table-cell>
          <table:table-cell/>
          <table:table-cell table:style-name="ce2" office:value-type="date" office:date-value="2025-08-24" calcext:value-type="date">
            <text:p>2025-08-24</text:p>
          </table:table-cell>
          <table:table-cell office:value-type="currency" office:currency="ARS" office:value="1335" calcext:value-type="currency">
            <text:p>$1.3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30" calcext:value-type="currency">
            <text:p>$1.330,00</text:p>
          </table:table-cell>
          <table:table-cell/>
          <table:table-cell table:style-name="ce2" office:value-type="date" office:date-value="2025-08-25" calcext:value-type="date">
            <text:p>2025-08-25</text:p>
          </table:table-cell>
          <table:table-cell office:value-type="currency" office:currency="ARS" office:value="1370" calcext:value-type="currency">
            <text:p>$1.37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30" calcext:value-type="currency">
            <text:p>$1.330,00</text:p>
          </table:table-cell>
          <table:table-cell/>
          <table:table-cell table:style-name="ce2" office:value-type="date" office:date-value="2025-08-26" calcext:value-type="date">
            <text:p>2025-08-26</text:p>
          </table:table-cell>
          <table:table-cell office:value-type="currency" office:currency="ARS" office:value="1370" calcext:value-type="currency">
            <text:p>$1.37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20" calcext:value-type="currency">
            <text:p>$1.320,00</text:p>
          </table:table-cell>
          <table:table-cell/>
          <table:table-cell table:style-name="ce2" office:value-type="date" office:date-value="2025-08-27" calcext:value-type="date">
            <text:p>2025-08-27</text:p>
          </table:table-cell>
          <table:table-cell office:value-type="currency" office:currency="ARS" office:value="1360" calcext:value-type="currency">
            <text:p>$1.3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style-name="ce2" office:value-type="date" office:date-value="2025-08-28" calcext:value-type="date">
            <text:p>2025-08-28</text:p>
          </table:table-cell>
          <table:table-cell office:value-type="currency" office:currency="ARS" office:value="1345" calcext:value-type="currency">
            <text:p>$1.34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20" calcext:value-type="currency">
            <text:p>$1.320,00</text:p>
          </table:table-cell>
          <table:table-cell/>
          <table:table-cell table:style-name="ce2" office:value-type="date" office:date-value="2025-08-29" calcext:value-type="date">
            <text:p>2025-08-29</text:p>
          </table:table-cell>
          <table:table-cell office:value-type="currency" office:currency="ARS" office:value="1360" calcext:value-type="currency">
            <text:p>$1.3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20" calcext:value-type="currency">
            <text:p>$1.320,00</text:p>
          </table:table-cell>
          <table:table-cell/>
          <table:table-cell table:style-name="ce2" office:value-type="date" office:date-value="2025-08-30" calcext:value-type="date">
            <text:p>2025-08-30</text:p>
          </table:table-cell>
          <table:table-cell office:value-type="currency" office:currency="ARS" office:value="1360" calcext:value-type="currency">
            <text:p>$1.3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20" calcext:value-type="currency">
            <text:p>$1.320,00</text:p>
          </table:table-cell>
          <table:table-cell/>
          <table:table-cell table:style-name="ce2" office:value-type="date" office:date-value="2025-08-31" calcext:value-type="date">
            <text:p>2025-08-31</text:p>
          </table:table-cell>
          <table:table-cell office:value-type="currency" office:currency="ARS" office:value="1360" calcext:value-type="currency">
            <text:p>$1.3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45" calcext:value-type="currency">
            <text:p>$1.345,00</text:p>
          </table:table-cell>
          <table:table-cell/>
          <table:table-cell table:style-name="ce2" office:value-type="date" office:date-value="2025-09-01" calcext:value-type="date">
            <text:p>2025-09-01</text:p>
          </table:table-cell>
          <table:table-cell office:value-type="currency" office:currency="ARS" office:value="1385" calcext:value-type="currency">
            <text:p>$1.38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35" calcext:value-type="currency">
            <text:p>$1.335,00</text:p>
          </table:table-cell>
          <table:table-cell/>
          <table:table-cell table:style-name="ce2" office:value-type="date" office:date-value="2025-09-02" calcext:value-type="date">
            <text:p>2025-09-02</text:p>
          </table:table-cell>
          <table:table-cell office:value-type="currency" office:currency="ARS" office:value="1375" calcext:value-type="currency">
            <text:p>$1.3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35" calcext:value-type="currency">
            <text:p>$1.335,00</text:p>
          </table:table-cell>
          <table:table-cell/>
          <table:table-cell table:style-name="ce2" office:value-type="date" office:date-value="2025-09-03" calcext:value-type="date">
            <text:p>2025-09-03</text:p>
          </table:table-cell>
          <table:table-cell office:value-type="currency" office:currency="ARS" office:value="1375" calcext:value-type="currency">
            <text:p>$1.3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35" calcext:value-type="currency">
            <text:p>$1.335,00</text:p>
          </table:table-cell>
          <table:table-cell/>
          <table:table-cell table:style-name="ce2" office:value-type="date" office:date-value="2025-09-04" calcext:value-type="date">
            <text:p>2025-09-04</text:p>
          </table:table-cell>
          <table:table-cell office:value-type="currency" office:currency="ARS" office:value="1375" calcext:value-type="currency">
            <text:p>$1.3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40" calcext:value-type="currency">
            <text:p>$1.340,00</text:p>
          </table:table-cell>
          <table:table-cell/>
          <table:table-cell table:style-name="ce2" office:value-type="date" office:date-value="2025-09-05" calcext:value-type="date">
            <text:p>2025-09-05</text:p>
          </table:table-cell>
          <table:table-cell office:value-type="currency" office:currency="ARS" office:value="1380" calcext:value-type="currency">
            <text:p>$1.3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40" calcext:value-type="currency">
            <text:p>$1.340,00</text:p>
          </table:table-cell>
          <table:table-cell/>
          <table:table-cell table:style-name="ce2" office:value-type="date" office:date-value="2025-09-06" calcext:value-type="date">
            <text:p>2025-09-06</text:p>
          </table:table-cell>
          <table:table-cell office:value-type="currency" office:currency="ARS" office:value="1380" calcext:value-type="currency">
            <text:p>$1.3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40" calcext:value-type="currency">
            <text:p>$1.340,00</text:p>
          </table:table-cell>
          <table:table-cell/>
          <table:table-cell table:style-name="ce2" office:value-type="date" office:date-value="2025-09-07" calcext:value-type="date">
            <text:p>2025-09-07</text:p>
          </table:table-cell>
          <table:table-cell office:value-type="currency" office:currency="ARS" office:value="1380" calcext:value-type="currency">
            <text:p>$1.3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style-name="ce2" office:value-type="date" office:date-value="2025-09-08" calcext:value-type="date">
            <text:p>2025-09-08</text:p>
          </table:table-cell>
          <table:table-cell office:value-type="currency" office:currency="ARS" office:value="1425" calcext:value-type="currency">
            <text:p>$1.42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5" calcext:value-type="currency">
            <text:p>$1.375,00</text:p>
          </table:table-cell>
          <table:table-cell/>
          <table:table-cell table:style-name="ce2" office:value-type="date" office:date-value="2025-09-09" calcext:value-type="date">
            <text:p>2025-09-09</text:p>
          </table:table-cell>
          <table:table-cell office:value-type="currency" office:currency="ARS" office:value="1425" calcext:value-type="currency">
            <text:p>$1.42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85" calcext:value-type="currency">
            <text:p>$1.385,00</text:p>
          </table:table-cell>
          <table:table-cell/>
          <table:table-cell table:style-name="ce2" office:value-type="date" office:date-value="2025-09-10" calcext:value-type="date">
            <text:p>2025-09-10</text:p>
          </table:table-cell>
          <table:table-cell office:value-type="currency" office:currency="ARS" office:value="1435" calcext:value-type="currency">
            <text:p>$1.4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95" calcext:value-type="currency">
            <text:p>$1.395,00</text:p>
          </table:table-cell>
          <table:table-cell/>
          <table:table-cell table:style-name="ce2" office:value-type="date" office:date-value="2025-09-11" calcext:value-type="date">
            <text:p>2025-09-11</text:p>
          </table:table-cell>
          <table:table-cell office:value-type="currency" office:currency="ARS" office:value="1445" calcext:value-type="currency">
            <text:p>$1.44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5-09-12" calcext:value-type="date">
            <text:p>2025-09-12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5-09-13" calcext:value-type="date">
            <text:p>2025-09-13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5-09-14" calcext:value-type="date">
            <text:p>2025-09-14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09-15" calcext:value-type="date">
            <text:p>2025-09-15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0" calcext:value-type="currency">
            <text:p>$1.430,00</text:p>
          </table:table-cell>
          <table:table-cell/>
          <table:table-cell table:style-name="ce2" office:value-type="date" office:date-value="2025-09-16" calcext:value-type="date">
            <text:p>2025-09-16</text:p>
          </table:table-cell>
          <table:table-cell office:value-type="currency" office:currency="ARS" office:value="1480" calcext:value-type="currency">
            <text:p>$1.4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5" calcext:value-type="currency">
            <text:p>$1.435,00</text:p>
          </table:table-cell>
          <table:table-cell/>
          <table:table-cell table:style-name="ce2" office:value-type="date" office:date-value="2025-09-17" calcext:value-type="date">
            <text:p>2025-09-17</text:p>
          </table:table-cell>
          <table:table-cell office:value-type="currency" office:currency="ARS" office:value="1485" calcext:value-type="currency">
            <text:p>$1.48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45" calcext:value-type="currency">
            <text:p>$1.445,00</text:p>
          </table:table-cell>
          <table:table-cell/>
          <table:table-cell table:style-name="ce2" office:value-type="date" office:date-value="2025-09-18" calcext:value-type="date">
            <text:p>2025-09-18</text:p>
          </table:table-cell>
          <table:table-cell office:value-type="currency" office:currency="ARS" office:value="1495" calcext:value-type="currency">
            <text:p>$1.4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65" calcext:value-type="currency">
            <text:p>$1.465,00</text:p>
          </table:table-cell>
          <table:table-cell/>
          <table:table-cell table:style-name="ce2" office:value-type="date" office:date-value="2025-09-19" calcext:value-type="date">
            <text:p>2025-09-19</text:p>
          </table:table-cell>
          <table:table-cell office:value-type="currency" office:currency="ARS" office:value="1515" calcext:value-type="currency">
            <text:p>$1.5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65" calcext:value-type="currency">
            <text:p>$1.465,00</text:p>
          </table:table-cell>
          <table:table-cell/>
          <table:table-cell table:style-name="ce2" office:value-type="date" office:date-value="2025-09-20" calcext:value-type="date">
            <text:p>2025-09-20</text:p>
          </table:table-cell>
          <table:table-cell office:value-type="currency" office:currency="ARS" office:value="1515" calcext:value-type="currency">
            <text:p>$1.5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65" calcext:value-type="currency">
            <text:p>$1.465,00</text:p>
          </table:table-cell>
          <table:table-cell/>
          <table:table-cell table:style-name="ce2" office:value-type="date" office:date-value="2025-09-21" calcext:value-type="date">
            <text:p>2025-09-21</text:p>
          </table:table-cell>
          <table:table-cell office:value-type="currency" office:currency="ARS" office:value="1515" calcext:value-type="currency">
            <text:p>$1.5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80" calcext:value-type="currency">
            <text:p>$1.380,00</text:p>
          </table:table-cell>
          <table:table-cell/>
          <table:table-cell table:style-name="ce2" office:value-type="date" office:date-value="2025-09-22" calcext:value-type="date">
            <text:p>2025-09-22</text:p>
          </table:table-cell>
          <table:table-cell office:value-type="currency" office:currency="ARS" office:value="1430" calcext:value-type="currency">
            <text:p>$1.43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35" calcext:value-type="currency">
            <text:p>$1.335,00</text:p>
          </table:table-cell>
          <table:table-cell/>
          <table:table-cell table:style-name="ce2" office:value-type="date" office:date-value="2025-09-23" calcext:value-type="date">
            <text:p>2025-09-23</text:p>
          </table:table-cell>
          <table:table-cell office:value-type="currency" office:currency="ARS" office:value="1385" calcext:value-type="currency">
            <text:p>$1.38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10" calcext:value-type="currency">
            <text:p>$1.310,00</text:p>
          </table:table-cell>
          <table:table-cell/>
          <table:table-cell table:style-name="ce2" office:value-type="date" office:date-value="2025-09-24" calcext:value-type="date">
            <text:p>2025-09-24</text:p>
          </table:table-cell>
          <table:table-cell office:value-type="currency" office:currency="ARS" office:value="1360" calcext:value-type="currency">
            <text:p>$1.3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style-name="ce2" office:value-type="date" office:date-value="2025-09-25" calcext:value-type="date">
            <text:p>2025-09-25</text:p>
          </table:table-cell>
          <table:table-cell office:value-type="currency" office:currency="ARS" office:value="1355" calcext:value-type="currency">
            <text:p>$1.3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00" calcext:value-type="currency">
            <text:p>$1.300,00</text:p>
          </table:table-cell>
          <table:table-cell/>
          <table:table-cell table:style-name="ce2" office:value-type="date" office:date-value="2025-09-26" calcext:value-type="date">
            <text:p>2025-09-26</text:p>
          </table:table-cell>
          <table:table-cell office:value-type="currency" office:currency="ARS" office:value="1350" calcext:value-type="currency">
            <text:p>$1.3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00" calcext:value-type="currency">
            <text:p>$1.300,00</text:p>
          </table:table-cell>
          <table:table-cell/>
          <table:table-cell table:style-name="ce2" office:value-type="date" office:date-value="2025-09-27" calcext:value-type="date">
            <text:p>2025-09-27</text:p>
          </table:table-cell>
          <table:table-cell office:value-type="currency" office:currency="ARS" office:value="1350" calcext:value-type="currency">
            <text:p>$1.3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00" calcext:value-type="currency">
            <text:p>$1.300,00</text:p>
          </table:table-cell>
          <table:table-cell/>
          <table:table-cell table:style-name="ce2" office:value-type="date" office:date-value="2025-09-28" calcext:value-type="date">
            <text:p>2025-09-28</text:p>
          </table:table-cell>
          <table:table-cell office:value-type="currency" office:currency="ARS" office:value="1350" calcext:value-type="currency">
            <text:p>$1.3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30" calcext:value-type="currency">
            <text:p>$1.330,00</text:p>
          </table:table-cell>
          <table:table-cell/>
          <table:table-cell table:style-name="ce2" office:value-type="date" office:date-value="2025-09-29" calcext:value-type="date">
            <text:p>2025-09-29</text:p>
          </table:table-cell>
          <table:table-cell office:value-type="currency" office:currency="ARS" office:value="1380" calcext:value-type="currency">
            <text:p>$1.3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50" calcext:value-type="currency">
            <text:p>$1.350,00</text:p>
          </table:table-cell>
          <table:table-cell/>
          <table:table-cell table:style-name="ce2" office:value-type="date" office:date-value="2025-09-30" calcext:value-type="date">
            <text:p>2025-09-30</text:p>
          </table:table-cell>
          <table:table-cell office:value-type="currency" office:currency="ARS" office:value="1400" calcext:value-type="currency">
            <text:p>$1.4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0-01" calcext:value-type="date">
            <text:p>2025-10-01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0-02" calcext:value-type="date">
            <text:p>2025-10-02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0-03" calcext:value-type="date">
            <text:p>2025-10-03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0-04" calcext:value-type="date">
            <text:p>2025-10-04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0-05" calcext:value-type="date">
            <text:p>2025-10-05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5" calcext:value-type="currency">
            <text:p>$1.405,00</text:p>
          </table:table-cell>
          <table:table-cell/>
          <table:table-cell table:style-name="ce2" office:value-type="date" office:date-value="2025-10-06" calcext:value-type="date">
            <text:p>2025-10-06</text:p>
          </table:table-cell>
          <table:table-cell office:value-type="currency" office:currency="ARS" office:value="1455" calcext:value-type="currency">
            <text:p>$1.4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5" calcext:value-type="currency">
            <text:p>$1.405,00</text:p>
          </table:table-cell>
          <table:table-cell/>
          <table:table-cell table:style-name="ce2" office:value-type="date" office:date-value="2025-10-07" calcext:value-type="date">
            <text:p>2025-10-07</text:p>
          </table:table-cell>
          <table:table-cell office:value-type="currency" office:currency="ARS" office:value="1455" calcext:value-type="currency">
            <text:p>$1.4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5" calcext:value-type="currency">
            <text:p>$1.405,00</text:p>
          </table:table-cell>
          <table:table-cell/>
          <table:table-cell table:style-name="ce2" office:value-type="date" office:date-value="2025-10-08" calcext:value-type="date">
            <text:p>2025-10-08</text:p>
          </table:table-cell>
          <table:table-cell office:value-type="currency" office:currency="ARS" office:value="1455" calcext:value-type="currency">
            <text:p>$1.4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0-09" calcext:value-type="date">
            <text:p>2025-10-09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0-10" calcext:value-type="date">
            <text:p>2025-10-10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0-11" calcext:value-type="date">
            <text:p>2025-10-11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0-12" calcext:value-type="date">
            <text:p>2025-10-12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25" calcext:value-type="currency">
            <text:p>$1.325,00</text:p>
          </table:table-cell>
          <table:table-cell/>
          <table:table-cell table:style-name="ce2" office:value-type="date" office:date-value="2025-10-13" calcext:value-type="date">
            <text:p>2025-10-13</text:p>
          </table:table-cell>
          <table:table-cell office:value-type="currency" office:currency="ARS" office:value="1375" calcext:value-type="currency">
            <text:p>$1.3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35" calcext:value-type="currency">
            <text:p>$1.335,00</text:p>
          </table:table-cell>
          <table:table-cell/>
          <table:table-cell table:style-name="ce2" office:value-type="date" office:date-value="2025-10-14" calcext:value-type="date">
            <text:p>2025-10-14</text:p>
          </table:table-cell>
          <table:table-cell office:value-type="currency" office:currency="ARS" office:value="1385" calcext:value-type="currency">
            <text:p>$1.38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55" calcext:value-type="currency">
            <text:p>$1.355,00</text:p>
          </table:table-cell>
          <table:table-cell/>
          <table:table-cell table:style-name="ce2" office:value-type="date" office:date-value="2025-10-15" calcext:value-type="date">
            <text:p>2025-10-15</text:p>
          </table:table-cell>
          <table:table-cell office:value-type="currency" office:currency="ARS" office:value="1405" calcext:value-type="currency">
            <text:p>$1.40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80" calcext:value-type="currency">
            <text:p>$1.380,00</text:p>
          </table:table-cell>
          <table:table-cell/>
          <table:table-cell table:style-name="ce2" office:value-type="date" office:date-value="2025-10-16" calcext:value-type="date">
            <text:p>2025-10-16</text:p>
          </table:table-cell>
          <table:table-cell office:value-type="currency" office:currency="ARS" office:value="1430" calcext:value-type="currency">
            <text:p>$1.43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0-17" calcext:value-type="date">
            <text:p>2025-10-17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0-18" calcext:value-type="date">
            <text:p>2025-10-18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0-19" calcext:value-type="date">
            <text:p>2025-10-19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45" calcext:value-type="currency">
            <text:p>$1.445,00</text:p>
          </table:table-cell>
          <table:table-cell/>
          <table:table-cell table:style-name="ce2" office:value-type="date" office:date-value="2025-10-20" calcext:value-type="date">
            <text:p>2025-10-20</text:p>
          </table:table-cell>
          <table:table-cell office:value-type="currency" office:currency="ARS" office:value="1495" calcext:value-type="currency">
            <text:p>$1.4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65" calcext:value-type="currency">
            <text:p>$1.465,00</text:p>
          </table:table-cell>
          <table:table-cell/>
          <table:table-cell table:style-name="ce2" office:value-type="date" office:date-value="2025-10-21" calcext:value-type="date">
            <text:p>2025-10-21</text:p>
          </table:table-cell>
          <table:table-cell office:value-type="currency" office:currency="ARS" office:value="1515" calcext:value-type="currency">
            <text:p>$1.5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65" calcext:value-type="currency">
            <text:p>$1.465,00</text:p>
          </table:table-cell>
          <table:table-cell/>
          <table:table-cell table:style-name="ce2" office:value-type="date" office:date-value="2025-10-22" calcext:value-type="date">
            <text:p>2025-10-22</text:p>
          </table:table-cell>
          <table:table-cell office:value-type="currency" office:currency="ARS" office:value="1515" calcext:value-type="currency">
            <text:p>$1.5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55" calcext:value-type="currency">
            <text:p>$1.455,00</text:p>
          </table:table-cell>
          <table:table-cell/>
          <table:table-cell table:style-name="ce2" office:value-type="date" office:date-value="2025-10-23" calcext:value-type="date">
            <text:p>2025-10-23</text:p>
          </table:table-cell>
          <table:table-cell office:value-type="currency" office:currency="ARS" office:value="1505" calcext:value-type="currency">
            <text:p>$1.50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65" calcext:value-type="currency">
            <text:p>$1.465,00</text:p>
          </table:table-cell>
          <table:table-cell/>
          <table:table-cell table:style-name="ce2" office:value-type="date" office:date-value="2025-10-24" calcext:value-type="date">
            <text:p>2025-10-24</text:p>
          </table:table-cell>
          <table:table-cell office:value-type="currency" office:currency="ARS" office:value="1515" calcext:value-type="currency">
            <text:p>$1.5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65" calcext:value-type="currency">
            <text:p>$1.465,00</text:p>
          </table:table-cell>
          <table:table-cell/>
          <table:table-cell table:style-name="ce2" office:value-type="date" office:date-value="2025-10-25" calcext:value-type="date">
            <text:p>2025-10-25</text:p>
          </table:table-cell>
          <table:table-cell office:value-type="currency" office:currency="ARS" office:value="1515" calcext:value-type="currency">
            <text:p>$1.5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65" calcext:value-type="currency">
            <text:p>$1.465,00</text:p>
          </table:table-cell>
          <table:table-cell/>
          <table:table-cell table:style-name="ce2" office:value-type="date" office:date-value="2025-10-26" calcext:value-type="date">
            <text:p>2025-10-26</text:p>
          </table:table-cell>
          <table:table-cell office:value-type="currency" office:currency="ARS" office:value="1515" calcext:value-type="currency">
            <text:p>$1.5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0" calcext:value-type="currency">
            <text:p>$1.410,00</text:p>
          </table:table-cell>
          <table:table-cell/>
          <table:table-cell table:style-name="ce2" office:value-type="date" office:date-value="2025-10-27" calcext:value-type="date">
            <text:p>2025-10-27</text:p>
          </table:table-cell>
          <table:table-cell office:value-type="currency" office:currency="ARS" office:value="1460" calcext:value-type="currency">
            <text:p>$1.4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45" calcext:value-type="currency">
            <text:p>$1.445,00</text:p>
          </table:table-cell>
          <table:table-cell/>
          <table:table-cell table:style-name="ce2" office:value-type="date" office:date-value="2025-10-28" calcext:value-type="date">
            <text:p>2025-10-28</text:p>
          </table:table-cell>
          <table:table-cell office:value-type="currency" office:currency="ARS" office:value="1495" calcext:value-type="currency">
            <text:p>$1.4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0" calcext:value-type="currency">
            <text:p>$1.410,00</text:p>
          </table:table-cell>
          <table:table-cell/>
          <table:table-cell table:style-name="ce2" office:value-type="date" office:date-value="2025-10-29" calcext:value-type="date">
            <text:p>2025-10-29</text:p>
          </table:table-cell>
          <table:table-cell office:value-type="currency" office:currency="ARS" office:value="1460" calcext:value-type="currency">
            <text:p>$1.4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5-10-30" calcext:value-type="date">
            <text:p>2025-10-30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0-31" calcext:value-type="date">
            <text:p>2025-10-31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1-01" calcext:value-type="date">
            <text:p>2025-11-01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1-02" calcext:value-type="date">
            <text:p>2025-11-02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50" calcext:value-type="currency">
            <text:p>$1.450,00</text:p>
          </table:table-cell>
          <table:table-cell/>
          <table:table-cell table:style-name="ce2" office:value-type="date" office:date-value="2025-11-03" calcext:value-type="date">
            <text:p>2025-11-03</text:p>
          </table:table-cell>
          <table:table-cell office:value-type="currency" office:currency="ARS" office:value="1500" calcext:value-type="currency">
            <text:p>$1.5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5" calcext:value-type="currency">
            <text:p>$1.435,00</text:p>
          </table:table-cell>
          <table:table-cell/>
          <table:table-cell table:style-name="ce2" office:value-type="date" office:date-value="2025-11-04" calcext:value-type="date">
            <text:p>2025-11-04</text:p>
          </table:table-cell>
          <table:table-cell office:value-type="currency" office:currency="ARS" office:value="1485" calcext:value-type="currency">
            <text:p>$1.48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1-05" calcext:value-type="date">
            <text:p>2025-11-05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1-06" calcext:value-type="date">
            <text:p>2025-11-06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95" calcext:value-type="currency">
            <text:p>$1.395,00</text:p>
          </table:table-cell>
          <table:table-cell/>
          <table:table-cell table:style-name="ce2" office:value-type="date" office:date-value="2025-11-07" calcext:value-type="date">
            <text:p>2025-11-07</text:p>
          </table:table-cell>
          <table:table-cell office:value-type="currency" office:currency="ARS" office:value="1445" calcext:value-type="currency">
            <text:p>$1.44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95" calcext:value-type="currency">
            <text:p>$1.395,00</text:p>
          </table:table-cell>
          <table:table-cell/>
          <table:table-cell table:style-name="ce2" office:value-type="date" office:date-value="2025-11-08" calcext:value-type="date">
            <text:p>2025-11-08</text:p>
          </table:table-cell>
          <table:table-cell office:value-type="currency" office:currency="ARS" office:value="1445" calcext:value-type="currency">
            <text:p>$1.44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95" calcext:value-type="currency">
            <text:p>$1.395,00</text:p>
          </table:table-cell>
          <table:table-cell/>
          <table:table-cell table:style-name="ce2" office:value-type="date" office:date-value="2025-11-09" calcext:value-type="date">
            <text:p>2025-11-09</text:p>
          </table:table-cell>
          <table:table-cell office:value-type="currency" office:currency="ARS" office:value="1445" calcext:value-type="currency">
            <text:p>$1.44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95" calcext:value-type="currency">
            <text:p>$1.395,00</text:p>
          </table:table-cell>
          <table:table-cell/>
          <table:table-cell table:style-name="ce2" office:value-type="date" office:date-value="2025-11-10" calcext:value-type="date">
            <text:p>2025-11-10</text:p>
          </table:table-cell>
          <table:table-cell office:value-type="currency" office:currency="ARS" office:value="1445" calcext:value-type="currency">
            <text:p>$1.44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90" calcext:value-type="currency">
            <text:p>$1.390,00</text:p>
          </table:table-cell>
          <table:table-cell/>
          <table:table-cell table:style-name="ce2" office:value-type="date" office:date-value="2025-11-11" calcext:value-type="date">
            <text:p>2025-11-11</text:p>
          </table:table-cell>
          <table:table-cell office:value-type="currency" office:currency="ARS" office:value="1440" calcext:value-type="currency">
            <text:p>$1.44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85" calcext:value-type="currency">
            <text:p>$1.385,00</text:p>
          </table:table-cell>
          <table:table-cell/>
          <table:table-cell table:style-name="ce2" office:value-type="date" office:date-value="2025-11-12" calcext:value-type="date">
            <text:p>2025-11-12</text:p>
          </table:table-cell>
          <table:table-cell office:value-type="currency" office:currency="ARS" office:value="1435" calcext:value-type="currency">
            <text:p>$1.4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80" calcext:value-type="currency">
            <text:p>$1.380,00</text:p>
          </table:table-cell>
          <table:table-cell/>
          <table:table-cell table:style-name="ce2" office:value-type="date" office:date-value="2025-11-13" calcext:value-type="date">
            <text:p>2025-11-13</text:p>
          </table:table-cell>
          <table:table-cell office:value-type="currency" office:currency="ARS" office:value="1430" calcext:value-type="currency">
            <text:p>$1.43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5" calcext:value-type="currency">
            <text:p>$1.375,00</text:p>
          </table:table-cell>
          <table:table-cell/>
          <table:table-cell table:style-name="ce2" office:value-type="date" office:date-value="2025-11-14" calcext:value-type="date">
            <text:p>2025-11-14</text:p>
          </table:table-cell>
          <table:table-cell office:value-type="currency" office:currency="ARS" office:value="1425" calcext:value-type="currency">
            <text:p>$1.42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5" calcext:value-type="currency">
            <text:p>$1.375,00</text:p>
          </table:table-cell>
          <table:table-cell/>
          <table:table-cell table:style-name="ce2" office:value-type="date" office:date-value="2025-11-15" calcext:value-type="date">
            <text:p>2025-11-15</text:p>
          </table:table-cell>
          <table:table-cell office:value-type="currency" office:currency="ARS" office:value="1425" calcext:value-type="currency">
            <text:p>$1.42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5" calcext:value-type="currency">
            <text:p>$1.375,00</text:p>
          </table:table-cell>
          <table:table-cell/>
          <table:table-cell table:style-name="ce2" office:value-type="date" office:date-value="2025-11-16" calcext:value-type="date">
            <text:p>2025-11-16</text:p>
          </table:table-cell>
          <table:table-cell office:value-type="currency" office:currency="ARS" office:value="1425" calcext:value-type="currency">
            <text:p>$1.42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style-name="ce2" office:value-type="date" office:date-value="2025-11-17" calcext:value-type="date">
            <text:p>2025-11-17</text:p>
          </table:table-cell>
          <table:table-cell office:value-type="currency" office:currency="ARS" office:value="1415" calcext:value-type="currency">
            <text:p>$1.4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5" calcext:value-type="currency">
            <text:p>$1.375,00</text:p>
          </table:table-cell>
          <table:table-cell/>
          <table:table-cell table:style-name="ce2" office:value-type="date" office:date-value="2025-11-18" calcext:value-type="date">
            <text:p>2025-11-18</text:p>
          </table:table-cell>
          <table:table-cell office:value-type="currency" office:currency="ARS" office:value="1425" calcext:value-type="currency">
            <text:p>$1.42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80" calcext:value-type="currency">
            <text:p>$1.380,00</text:p>
          </table:table-cell>
          <table:table-cell/>
          <table:table-cell table:style-name="ce2" office:value-type="date" office:date-value="2025-11-19" calcext:value-type="date">
            <text:p>2025-11-19</text:p>
          </table:table-cell>
          <table:table-cell office:value-type="currency" office:currency="ARS" office:value="1430" calcext:value-type="currency">
            <text:p>$1.43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1-20" calcext:value-type="date">
            <text:p>2025-11-20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1-21" calcext:value-type="date">
            <text:p>2025-11-21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1-22" calcext:value-type="date">
            <text:p>2025-11-22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1-23" calcext:value-type="date">
            <text:p>2025-11-23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5-11-24" calcext:value-type="date">
            <text:p>2025-11-24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0" calcext:value-type="currency">
            <text:p>$1.420,00</text:p>
          </table:table-cell>
          <table:table-cell/>
          <table:table-cell table:style-name="ce2" office:value-type="date" office:date-value="2025-11-25" calcext:value-type="date">
            <text:p>2025-11-25</text:p>
          </table:table-cell>
          <table:table-cell office:value-type="currency" office:currency="ARS" office:value="1470" calcext:value-type="currency">
            <text:p>$1.47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1-26" calcext:value-type="date">
            <text:p>2025-11-26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1-27" calcext:value-type="date">
            <text:p>2025-11-27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1-28" calcext:value-type="date">
            <text:p>2025-11-28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1-29" calcext:value-type="date">
            <text:p>2025-11-29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1-30" calcext:value-type="date">
            <text:p>2025-11-30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01" calcext:value-type="date">
            <text:p>2025-12-01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0" calcext:value-type="currency">
            <text:p>$1.430,00</text:p>
          </table:table-cell>
          <table:table-cell/>
          <table:table-cell table:style-name="ce2" office:value-type="date" office:date-value="2025-12-02" calcext:value-type="date">
            <text:p>2025-12-02</text:p>
          </table:table-cell>
          <table:table-cell office:value-type="currency" office:currency="ARS" office:value="1480" calcext:value-type="currency">
            <text:p>$1.4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0" calcext:value-type="currency">
            <text:p>$1.430,00</text:p>
          </table:table-cell>
          <table:table-cell/>
          <table:table-cell table:style-name="ce2" office:value-type="date" office:date-value="2025-12-03" calcext:value-type="date">
            <text:p>2025-12-03</text:p>
          </table:table-cell>
          <table:table-cell office:value-type="currency" office:currency="ARS" office:value="1480" calcext:value-type="currency">
            <text:p>$1.4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0" calcext:value-type="currency">
            <text:p>$1.420,00</text:p>
          </table:table-cell>
          <table:table-cell/>
          <table:table-cell table:style-name="ce2" office:value-type="date" office:date-value="2025-12-04" calcext:value-type="date">
            <text:p>2025-12-04</text:p>
          </table:table-cell>
          <table:table-cell office:value-type="currency" office:currency="ARS" office:value="1470" calcext:value-type="currency">
            <text:p>$1.47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0" calcext:value-type="currency">
            <text:p>$1.410,00</text:p>
          </table:table-cell>
          <table:table-cell/>
          <table:table-cell table:style-name="ce2" office:value-type="date" office:date-value="2025-12-05" calcext:value-type="date">
            <text:p>2025-12-05</text:p>
          </table:table-cell>
          <table:table-cell office:value-type="currency" office:currency="ARS" office:value="1460" calcext:value-type="currency">
            <text:p>$1.4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0" calcext:value-type="currency">
            <text:p>$1.410,00</text:p>
          </table:table-cell>
          <table:table-cell/>
          <table:table-cell table:style-name="ce2" office:value-type="date" office:date-value="2025-12-06" calcext:value-type="date">
            <text:p>2025-12-06</text:p>
          </table:table-cell>
          <table:table-cell office:value-type="currency" office:currency="ARS" office:value="1460" calcext:value-type="currency">
            <text:p>$1.4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0" calcext:value-type="currency">
            <text:p>$1.410,00</text:p>
          </table:table-cell>
          <table:table-cell/>
          <table:table-cell table:style-name="ce2" office:value-type="date" office:date-value="2025-12-07" calcext:value-type="date">
            <text:p>2025-12-07</text:p>
          </table:table-cell>
          <table:table-cell office:value-type="currency" office:currency="ARS" office:value="1460" calcext:value-type="currency">
            <text:p>$1.4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0" calcext:value-type="currency">
            <text:p>$1.410,00</text:p>
          </table:table-cell>
          <table:table-cell/>
          <table:table-cell table:style-name="ce2" office:value-type="date" office:date-value="2025-12-08" calcext:value-type="date">
            <text:p>2025-12-08</text:p>
          </table:table-cell>
          <table:table-cell office:value-type="currency" office:currency="ARS" office:value="1460" calcext:value-type="currency">
            <text:p>$1.4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5-12-09" calcext:value-type="date">
            <text:p>2025-12-09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0" calcext:value-type="currency">
            <text:p>$1.410,00</text:p>
          </table:table-cell>
          <table:table-cell/>
          <table:table-cell table:style-name="ce2" office:value-type="date" office:date-value="2025-12-10" calcext:value-type="date">
            <text:p>2025-12-10</text:p>
          </table:table-cell>
          <table:table-cell office:value-type="currency" office:currency="ARS" office:value="1460" calcext:value-type="currency">
            <text:p>$1.4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0" calcext:value-type="currency">
            <text:p>$1.410,00</text:p>
          </table:table-cell>
          <table:table-cell/>
          <table:table-cell table:style-name="ce2" office:value-type="date" office:date-value="2025-12-11" calcext:value-type="date">
            <text:p>2025-12-11</text:p>
          </table:table-cell>
          <table:table-cell office:value-type="currency" office:currency="ARS" office:value="1460" calcext:value-type="currency">
            <text:p>$1.4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5-12-12" calcext:value-type="date">
            <text:p>2025-12-12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5-12-13" calcext:value-type="date">
            <text:p>2025-12-13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5-12-14" calcext:value-type="date">
            <text:p>2025-12-14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5-12-15" calcext:value-type="date">
            <text:p>2025-12-15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0" calcext:value-type="currency">
            <text:p>$1.430,00</text:p>
          </table:table-cell>
          <table:table-cell/>
          <table:table-cell table:style-name="ce2" office:value-type="date" office:date-value="2025-12-16" calcext:value-type="date">
            <text:p>2025-12-16</text:p>
          </table:table-cell>
          <table:table-cell office:value-type="currency" office:currency="ARS" office:value="1480" calcext:value-type="currency">
            <text:p>$1.4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17" calcext:value-type="date">
            <text:p>2025-12-17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18" calcext:value-type="date">
            <text:p>2025-12-18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19" calcext:value-type="date">
            <text:p>2025-12-19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20" calcext:value-type="date">
            <text:p>2025-12-20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21" calcext:value-type="date">
            <text:p>2025-12-21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22" calcext:value-type="date">
            <text:p>2025-12-22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23" calcext:value-type="date">
            <text:p>2025-12-23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24" calcext:value-type="date">
            <text:p>2025-12-24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25" calcext:value-type="date">
            <text:p>2025-12-25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26" calcext:value-type="date">
            <text:p>2025-12-26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27" calcext:value-type="date">
            <text:p>2025-12-27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28" calcext:value-type="date">
            <text:p>2025-12-28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5" calcext:value-type="currency">
            <text:p>$1.425,00</text:p>
          </table:table-cell>
          <table:table-cell/>
          <table:table-cell table:style-name="ce2" office:value-type="date" office:date-value="2025-12-29" calcext:value-type="date">
            <text:p>2025-12-29</text:p>
          </table:table-cell>
          <table:table-cell office:value-type="currency" office:currency="ARS" office:value="1475" calcext:value-type="currency">
            <text:p>$1.47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0" calcext:value-type="currency">
            <text:p>$1.430,00</text:p>
          </table:table-cell>
          <table:table-cell/>
          <table:table-cell table:style-name="ce2" office:value-type="date" office:date-value="2025-12-30" calcext:value-type="date">
            <text:p>2025-12-30</text:p>
          </table:table-cell>
          <table:table-cell office:value-type="currency" office:currency="ARS" office:value="1480" calcext:value-type="currency">
            <text:p>$1.4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0" calcext:value-type="currency">
            <text:p>$1.430,00</text:p>
          </table:table-cell>
          <table:table-cell/>
          <table:table-cell table:style-name="ce2" office:value-type="date" office:date-value="2025-12-31" calcext:value-type="date">
            <text:p>2025-12-31</text:p>
          </table:table-cell>
          <table:table-cell office:value-type="currency" office:currency="ARS" office:value="1480" calcext:value-type="currency">
            <text:p>$1.4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0" calcext:value-type="currency">
            <text:p>$1.430,00</text:p>
          </table:table-cell>
          <table:table-cell/>
          <table:table-cell table:style-name="ce2" office:value-type="date" office:date-value="2026-01-01" calcext:value-type="date">
            <text:p>2026-01-01</text:p>
          </table:table-cell>
          <table:table-cell office:value-type="currency" office:currency="ARS" office:value="1480" calcext:value-type="currency">
            <text:p>$1.4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45" calcext:value-type="currency">
            <text:p>$1.445,00</text:p>
          </table:table-cell>
          <table:table-cell/>
          <table:table-cell table:style-name="ce2" office:value-type="date" office:date-value="2026-01-02" calcext:value-type="date">
            <text:p>2026-01-02</text:p>
          </table:table-cell>
          <table:table-cell office:value-type="currency" office:currency="ARS" office:value="1495" calcext:value-type="currency">
            <text:p>$1.4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45" calcext:value-type="currency">
            <text:p>$1.445,00</text:p>
          </table:table-cell>
          <table:table-cell/>
          <table:table-cell table:style-name="ce2" office:value-type="date" office:date-value="2026-01-03" calcext:value-type="date">
            <text:p>2026-01-03</text:p>
          </table:table-cell>
          <table:table-cell office:value-type="currency" office:currency="ARS" office:value="1495" calcext:value-type="currency">
            <text:p>$1.4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45" calcext:value-type="currency">
            <text:p>$1.445,00</text:p>
          </table:table-cell>
          <table:table-cell/>
          <table:table-cell table:style-name="ce2" office:value-type="date" office:date-value="2026-01-04" calcext:value-type="date">
            <text:p>2026-01-04</text:p>
          </table:table-cell>
          <table:table-cell office:value-type="currency" office:currency="ARS" office:value="1495" calcext:value-type="currency">
            <text:p>$1.4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45" calcext:value-type="currency">
            <text:p>$1.445,00</text:p>
          </table:table-cell>
          <table:table-cell/>
          <table:table-cell table:style-name="ce2" office:value-type="date" office:date-value="2026-01-05" calcext:value-type="date">
            <text:p>2026-01-05</text:p>
          </table:table-cell>
          <table:table-cell office:value-type="currency" office:currency="ARS" office:value="1495" calcext:value-type="currency">
            <text:p>$1.4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40" calcext:value-type="currency">
            <text:p>$1.440,00</text:p>
          </table:table-cell>
          <table:table-cell/>
          <table:table-cell table:style-name="ce2" office:value-type="date" office:date-value="2026-01-06" calcext:value-type="date">
            <text:p>2026-01-06</text:p>
          </table:table-cell>
          <table:table-cell office:value-type="currency" office:currency="ARS" office:value="1490" calcext:value-type="currency">
            <text:p>$1.4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5" calcext:value-type="currency">
            <text:p>$1.435,00</text:p>
          </table:table-cell>
          <table:table-cell/>
          <table:table-cell table:style-name="ce2" office:value-type="date" office:date-value="2026-01-07" calcext:value-type="date">
            <text:p>2026-01-07</text:p>
          </table:table-cell>
          <table:table-cell office:value-type="currency" office:currency="ARS" office:value="1485" calcext:value-type="currency">
            <text:p>$1.48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5" calcext:value-type="currency">
            <text:p>$1.435,00</text:p>
          </table:table-cell>
          <table:table-cell/>
          <table:table-cell table:style-name="ce2" office:value-type="date" office:date-value="2026-01-08" calcext:value-type="date">
            <text:p>2026-01-08</text:p>
          </table:table-cell>
          <table:table-cell office:value-type="currency" office:currency="ARS" office:value="1485" calcext:value-type="currency">
            <text:p>$1.48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40" calcext:value-type="currency">
            <text:p>$1.440,00</text:p>
          </table:table-cell>
          <table:table-cell/>
          <table:table-cell table:style-name="ce2" office:value-type="date" office:date-value="2026-01-09" calcext:value-type="date">
            <text:p>2026-01-09</text:p>
          </table:table-cell>
          <table:table-cell office:value-type="currency" office:currency="ARS" office:value="1490" calcext:value-type="currency">
            <text:p>$1.4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40" calcext:value-type="currency">
            <text:p>$1.440,00</text:p>
          </table:table-cell>
          <table:table-cell/>
          <table:table-cell table:style-name="ce2" office:value-type="date" office:date-value="2026-01-10" calcext:value-type="date">
            <text:p>2026-01-10</text:p>
          </table:table-cell>
          <table:table-cell office:value-type="currency" office:currency="ARS" office:value="1490" calcext:value-type="currency">
            <text:p>$1.4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40" calcext:value-type="currency">
            <text:p>$1.440,00</text:p>
          </table:table-cell>
          <table:table-cell/>
          <table:table-cell table:style-name="ce2" office:value-type="date" office:date-value="2026-01-11" calcext:value-type="date">
            <text:p>2026-01-11</text:p>
          </table:table-cell>
          <table:table-cell office:value-type="currency" office:currency="ARS" office:value="1490" calcext:value-type="currency">
            <text:p>$1.4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40" calcext:value-type="currency">
            <text:p>$1.440,00</text:p>
          </table:table-cell>
          <table:table-cell/>
          <table:table-cell table:style-name="ce2" office:value-type="date" office:date-value="2026-01-12" calcext:value-type="date">
            <text:p>2026-01-12</text:p>
          </table:table-cell>
          <table:table-cell office:value-type="currency" office:currency="ARS" office:value="1490" calcext:value-type="currency">
            <text:p>$1.4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5" calcext:value-type="currency">
            <text:p>$1.435,00</text:p>
          </table:table-cell>
          <table:table-cell/>
          <table:table-cell table:style-name="ce2" office:value-type="date" office:date-value="2026-01-13" calcext:value-type="date">
            <text:p>2026-01-13</text:p>
          </table:table-cell>
          <table:table-cell office:value-type="currency" office:currency="ARS" office:value="1485" calcext:value-type="currency">
            <text:p>$1.48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30" calcext:value-type="currency">
            <text:p>$1.430,00</text:p>
          </table:table-cell>
          <table:table-cell/>
          <table:table-cell table:style-name="ce2" office:value-type="date" office:date-value="2026-01-14" calcext:value-type="date">
            <text:p>2026-01-14</text:p>
          </table:table-cell>
          <table:table-cell office:value-type="currency" office:currency="ARS" office:value="1480" calcext:value-type="currency">
            <text:p>$1.48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20" calcext:value-type="currency">
            <text:p>$1.420,00</text:p>
          </table:table-cell>
          <table:table-cell/>
          <table:table-cell table:style-name="ce2" office:value-type="date" office:date-value="2026-01-15" calcext:value-type="date">
            <text:p>2026-01-15</text:p>
          </table:table-cell>
          <table:table-cell office:value-type="currency" office:currency="ARS" office:value="1470" calcext:value-type="currency">
            <text:p>$1.47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5" calcext:value-type="currency">
            <text:p>$1.405,00</text:p>
          </table:table-cell>
          <table:table-cell/>
          <table:table-cell table:style-name="ce2" office:value-type="date" office:date-value="2026-01-16" calcext:value-type="date">
            <text:p>2026-01-16</text:p>
          </table:table-cell>
          <table:table-cell office:value-type="currency" office:currency="ARS" office:value="1455" calcext:value-type="currency">
            <text:p>$1.4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5" calcext:value-type="currency">
            <text:p>$1.405,00</text:p>
          </table:table-cell>
          <table:table-cell/>
          <table:table-cell table:style-name="ce2" office:value-type="date" office:date-value="2026-01-17" calcext:value-type="date">
            <text:p>2026-01-17</text:p>
          </table:table-cell>
          <table:table-cell office:value-type="currency" office:currency="ARS" office:value="1455" calcext:value-type="currency">
            <text:p>$1.4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5" calcext:value-type="currency">
            <text:p>$1.405,00</text:p>
          </table:table-cell>
          <table:table-cell/>
          <table:table-cell table:style-name="ce2" office:value-type="date" office:date-value="2026-01-18" calcext:value-type="date">
            <text:p>2026-01-18</text:p>
          </table:table-cell>
          <table:table-cell office:value-type="currency" office:currency="ARS" office:value="1455" calcext:value-type="currency">
            <text:p>$1.4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0" calcext:value-type="currency">
            <text:p>$1.410,00</text:p>
          </table:table-cell>
          <table:table-cell/>
          <table:table-cell table:style-name="ce2" office:value-type="date" office:date-value="2026-01-19" calcext:value-type="date">
            <text:p>2026-01-19</text:p>
          </table:table-cell>
          <table:table-cell office:value-type="currency" office:currency="ARS" office:value="1460" calcext:value-type="currency">
            <text:p>$1.4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0" calcext:value-type="currency">
            <text:p>$1.410,00</text:p>
          </table:table-cell>
          <table:table-cell/>
          <table:table-cell table:style-name="ce2" office:value-type="date" office:date-value="2026-01-20" calcext:value-type="date">
            <text:p>2026-01-20</text:p>
          </table:table-cell>
          <table:table-cell office:value-type="currency" office:currency="ARS" office:value="1460" calcext:value-type="currency">
            <text:p>$1.4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5" calcext:value-type="currency">
            <text:p>$1.405,00</text:p>
          </table:table-cell>
          <table:table-cell/>
          <table:table-cell table:style-name="ce2" office:value-type="date" office:date-value="2026-01-21" calcext:value-type="date">
            <text:p>2026-01-21</text:p>
          </table:table-cell>
          <table:table-cell office:value-type="currency" office:currency="ARS" office:value="1455" calcext:value-type="currency">
            <text:p>$1.4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6-01-22" calcext:value-type="date">
            <text:p>2026-01-22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5" calcext:value-type="currency">
            <text:p>$1.405,00</text:p>
          </table:table-cell>
          <table:table-cell/>
          <table:table-cell table:style-name="ce2" office:value-type="date" office:date-value="2026-01-23" calcext:value-type="date">
            <text:p>2026-01-23</text:p>
          </table:table-cell>
          <table:table-cell office:value-type="currency" office:currency="ARS" office:value="1455" calcext:value-type="currency">
            <text:p>$1.4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5" calcext:value-type="currency">
            <text:p>$1.405,00</text:p>
          </table:table-cell>
          <table:table-cell/>
          <table:table-cell table:style-name="ce2" office:value-type="date" office:date-value="2026-01-24" calcext:value-type="date">
            <text:p>2026-01-24</text:p>
          </table:table-cell>
          <table:table-cell office:value-type="currency" office:currency="ARS" office:value="1455" calcext:value-type="currency">
            <text:p>$1.4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5" calcext:value-type="currency">
            <text:p>$1.405,00</text:p>
          </table:table-cell>
          <table:table-cell/>
          <table:table-cell table:style-name="ce2" office:value-type="date" office:date-value="2026-01-25" calcext:value-type="date">
            <text:p>2026-01-25</text:p>
          </table:table-cell>
          <table:table-cell office:value-type="currency" office:currency="ARS" office:value="1455" calcext:value-type="currency">
            <text:p>$1.45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0" calcext:value-type="currency">
            <text:p>$1.410,00</text:p>
          </table:table-cell>
          <table:table-cell/>
          <table:table-cell table:style-name="ce2" office:value-type="date" office:date-value="2026-01-26" calcext:value-type="date">
            <text:p>2026-01-26</text:p>
          </table:table-cell>
          <table:table-cell office:value-type="currency" office:currency="ARS" office:value="1460" calcext:value-type="currency">
            <text:p>$1.4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6-01-27" calcext:value-type="date">
            <text:p>2026-01-27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6-01-28" calcext:value-type="date">
            <text:p>2026-01-28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6-01-29" calcext:value-type="date">
            <text:p>2026-01-29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6-01-30" calcext:value-type="date">
            <text:p>2026-01-30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6-01-31" calcext:value-type="date">
            <text:p>2026-01-31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6-02-01" calcext:value-type="date">
            <text:p>2026-02-01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6-02-03" calcext:value-type="date">
            <text:p>2026-02-03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5" calcext:value-type="currency">
            <text:p>$1.415,00</text:p>
          </table:table-cell>
          <table:table-cell/>
          <table:table-cell table:style-name="ce2" office:value-type="date" office:date-value="2026-02-04" calcext:value-type="date">
            <text:p>2026-02-04</text:p>
          </table:table-cell>
          <table:table-cell office:value-type="currency" office:currency="ARS" office:value="1465" calcext:value-type="currency">
            <text:p>$1.46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10" calcext:value-type="currency">
            <text:p>$1.410,00</text:p>
          </table:table-cell>
          <table:table-cell/>
          <table:table-cell table:style-name="ce2" office:value-type="date" office:date-value="2026-02-05" calcext:value-type="date">
            <text:p>2026-02-05</text:p>
          </table:table-cell>
          <table:table-cell office:value-type="currency" office:currency="ARS" office:value="1460" calcext:value-type="currency">
            <text:p>$1.46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6-02-06" calcext:value-type="date">
            <text:p>2026-02-06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6-02-07" calcext:value-type="date">
            <text:p>2026-02-07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style-name="ce2" office:value-type="date" office:date-value="2026-02-08" calcext:value-type="date">
            <text:p>2026-02-08</text:p>
          </table:table-cell>
          <table:table-cell office:value-type="currency" office:currency="ARS" office:value="1450" calcext:value-type="currency">
            <text:p>$1.45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90" calcext:value-type="currency">
            <text:p>$1.390,00</text:p>
          </table:table-cell>
          <table:table-cell/>
          <table:table-cell table:style-name="ce2" office:value-type="date" office:date-value="2026-02-09" calcext:value-type="date">
            <text:p>2026-02-09</text:p>
          </table:table-cell>
          <table:table-cell office:value-type="currency" office:currency="ARS" office:value="1440" calcext:value-type="currency">
            <text:p>$1.44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5" calcext:value-type="currency">
            <text:p>$1.375,00</text:p>
          </table:table-cell>
          <table:table-cell/>
          <table:table-cell table:style-name="ce2" office:value-type="date" office:date-value="2026-02-10" calcext:value-type="date">
            <text:p>2026-02-10</text:p>
          </table:table-cell>
          <table:table-cell office:value-type="currency" office:currency="ARS" office:value="1425" calcext:value-type="currency">
            <text:p>$1.42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2-11" calcext:value-type="date">
            <text:p>2026-02-11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style-name="ce2" office:value-type="date" office:date-value="2026-02-12" calcext:value-type="date">
            <text:p>2026-02-12</text:p>
          </table:table-cell>
          <table:table-cell office:value-type="currency" office:currency="ARS" office:value="1415" calcext:value-type="currency">
            <text:p>$1.4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2-13" calcext:value-type="date">
            <text:p>2026-02-13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2-14" calcext:value-type="date">
            <text:p>2026-02-14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2-15" calcext:value-type="date">
            <text:p>2026-02-15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2-16" calcext:value-type="date">
            <text:p>2026-02-16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2-17" calcext:value-type="date">
            <text:p>2026-02-17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2-18" calcext:value-type="date">
            <text:p>2026-02-18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0" calcext:value-type="currency">
            <text:p>$1.360,00</text:p>
          </table:table-cell>
          <table:table-cell/>
          <table:table-cell table:style-name="ce2" office:value-type="date" office:date-value="2026-02-19" calcext:value-type="date">
            <text:p>2026-02-19</text:p>
          </table:table-cell>
          <table:table-cell office:value-type="currency" office:currency="ARS" office:value="1410" calcext:value-type="currency">
            <text:p>$1.4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45" calcext:value-type="currency">
            <text:p>$1.345,00</text:p>
          </table:table-cell>
          <table:table-cell/>
          <table:table-cell table:style-name="ce2" office:value-type="date" office:date-value="2026-02-20" calcext:value-type="date">
            <text:p>2026-02-20</text:p>
          </table:table-cell>
          <table:table-cell office:value-type="currency" office:currency="ARS" office:value="1395" calcext:value-type="currency">
            <text:p>$1.3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45" calcext:value-type="currency">
            <text:p>$1.345,00</text:p>
          </table:table-cell>
          <table:table-cell/>
          <table:table-cell table:style-name="ce2" office:value-type="date" office:date-value="2026-02-21" calcext:value-type="date">
            <text:p>2026-02-21</text:p>
          </table:table-cell>
          <table:table-cell office:value-type="currency" office:currency="ARS" office:value="1395" calcext:value-type="currency">
            <text:p>$1.3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45" calcext:value-type="currency">
            <text:p>$1.345,00</text:p>
          </table:table-cell>
          <table:table-cell/>
          <table:table-cell table:style-name="ce2" office:value-type="date" office:date-value="2026-02-22" calcext:value-type="date">
            <text:p>2026-02-22</text:p>
          </table:table-cell>
          <table:table-cell office:value-type="currency" office:currency="ARS" office:value="1395" calcext:value-type="currency">
            <text:p>$1.39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40" calcext:value-type="currency">
            <text:p>$1.340,00</text:p>
          </table:table-cell>
          <table:table-cell/>
          <table:table-cell table:style-name="ce2" office:value-type="date" office:date-value="2026-02-23" calcext:value-type="date">
            <text:p>2026-02-23</text:p>
          </table:table-cell>
          <table:table-cell office:value-type="currency" office:currency="ARS" office:value="1390" calcext:value-type="currency">
            <text:p>$1.3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50" calcext:value-type="currency">
            <text:p>$1.350,00</text:p>
          </table:table-cell>
          <table:table-cell/>
          <table:table-cell table:style-name="ce2" office:value-type="date" office:date-value="2026-02-24" calcext:value-type="date">
            <text:p>2026-02-24</text:p>
          </table:table-cell>
          <table:table-cell office:value-type="currency" office:currency="ARS" office:value="1400" calcext:value-type="currency">
            <text:p>$1.4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style-name="ce2" office:value-type="date" office:date-value="2026-02-25" calcext:value-type="date">
            <text:p>2026-02-25</text:p>
          </table:table-cell>
          <table:table-cell office:value-type="currency" office:currency="ARS" office:value="1415" calcext:value-type="currency">
            <text:p>$1.4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5" calcext:value-type="currency">
            <text:p>$1.375,00</text:p>
          </table:table-cell>
          <table:table-cell/>
          <table:table-cell table:style-name="ce2" office:value-type="date" office:date-value="2026-02-26" calcext:value-type="date">
            <text:p>2026-02-26</text:p>
          </table:table-cell>
          <table:table-cell office:value-type="currency" office:currency="ARS" office:value="1425" calcext:value-type="currency">
            <text:p>$1.42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2-27" calcext:value-type="date">
            <text:p>2026-02-27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2-28" calcext:value-type="date">
            <text:p>2026-02-28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3-01" calcext:value-type="date">
            <text:p>2026-03-01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style-name="ce2" office:value-type="date" office:date-value="2026-03-02" calcext:value-type="date">
            <text:p>2026-03-02</text:p>
          </table:table-cell>
          <table:table-cell office:value-type="currency" office:currency="ARS" office:value="1415" calcext:value-type="currency">
            <text:p>$1.4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85" calcext:value-type="currency">
            <text:p>$1.385,00</text:p>
          </table:table-cell>
          <table:table-cell/>
          <table:table-cell table:style-name="ce2" office:value-type="date" office:date-value="2026-03-03" calcext:value-type="date">
            <text:p>2026-03-03</text:p>
          </table:table-cell>
          <table:table-cell office:value-type="currency" office:currency="ARS" office:value="1435" calcext:value-type="currency">
            <text:p>$1.4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3-04" calcext:value-type="date">
            <text:p>2026-03-04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5" calcext:value-type="currency">
            <text:p>$1.375,00</text:p>
          </table:table-cell>
          <table:table-cell/>
          <table:table-cell table:style-name="ce2" office:value-type="date" office:date-value="2026-03-05" calcext:value-type="date">
            <text:p>2026-03-05</text:p>
          </table:table-cell>
          <table:table-cell office:value-type="currency" office:currency="ARS" office:value="1425" calcext:value-type="currency">
            <text:p>$1.42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85" calcext:value-type="currency">
            <text:p>$1.385,00</text:p>
          </table:table-cell>
          <table:table-cell/>
          <table:table-cell table:style-name="ce2" office:value-type="date" office:date-value="2026-03-06" calcext:value-type="date">
            <text:p>2026-03-06</text:p>
          </table:table-cell>
          <table:table-cell office:value-type="currency" office:currency="ARS" office:value="1435" calcext:value-type="currency">
            <text:p>$1.4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85" calcext:value-type="currency">
            <text:p>$1.385,00</text:p>
          </table:table-cell>
          <table:table-cell/>
          <table:table-cell table:style-name="ce2" office:value-type="date" office:date-value="2026-03-07" calcext:value-type="date">
            <text:p>2026-03-07</text:p>
          </table:table-cell>
          <table:table-cell office:value-type="currency" office:currency="ARS" office:value="1435" calcext:value-type="currency">
            <text:p>$1.4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85" calcext:value-type="currency">
            <text:p>$1.385,00</text:p>
          </table:table-cell>
          <table:table-cell/>
          <table:table-cell table:style-name="ce2" office:value-type="date" office:date-value="2026-03-08" calcext:value-type="date">
            <text:p>2026-03-08</text:p>
          </table:table-cell>
          <table:table-cell office:value-type="currency" office:currency="ARS" office:value="1435" calcext:value-type="currency">
            <text:p>$1.4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85" calcext:value-type="currency">
            <text:p>$1.385,00</text:p>
          </table:table-cell>
          <table:table-cell/>
          <table:table-cell table:style-name="ce2" office:value-type="date" office:date-value="2026-03-09" calcext:value-type="date">
            <text:p>2026-03-09</text:p>
          </table:table-cell>
          <table:table-cell office:value-type="currency" office:currency="ARS" office:value="1435" calcext:value-type="currency">
            <text:p>$1.43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3-10" calcext:value-type="date">
            <text:p>2026-03-10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style-name="ce2" office:value-type="date" office:date-value="2026-03-11" calcext:value-type="date">
            <text:p>2026-03-11</text:p>
          </table:table-cell>
          <table:table-cell office:value-type="currency" office:currency="ARS" office:value="1415" calcext:value-type="currency">
            <text:p>$1.4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style-name="ce2" office:value-type="date" office:date-value="2026-03-12" calcext:value-type="date">
            <text:p>2026-03-12</text:p>
          </table:table-cell>
          <table:table-cell office:value-type="currency" office:currency="ARS" office:value="1415" calcext:value-type="currency">
            <text:p>$1.4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3-13" calcext:value-type="date">
            <text:p>2026-03-13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3-14" calcext:value-type="date">
            <text:p>2026-03-14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70" calcext:value-type="currency">
            <text:p>$1.370,00</text:p>
          </table:table-cell>
          <table:table-cell/>
          <table:table-cell table:style-name="ce2" office:value-type="date" office:date-value="2026-03-15" calcext:value-type="date">
            <text:p>2026-03-15</text:p>
          </table:table-cell>
          <table:table-cell office:value-type="currency" office:currency="ARS" office:value="1420" calcext:value-type="currency">
            <text:p>$1.42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style-name="ce2" office:value-type="date" office:date-value="2026-03-16" calcext:value-type="date">
            <text:p>2026-03-16</text:p>
          </table:table-cell>
          <table:table-cell office:value-type="currency" office:currency="ARS" office:value="1415" calcext:value-type="currency">
            <text:p>$1.4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style-name="ce2" office:value-type="date" office:date-value="2026-03-17" calcext:value-type="date">
            <text:p>2026-03-17</text:p>
          </table:table-cell>
          <table:table-cell office:value-type="currency" office:currency="ARS" office:value="1415" calcext:value-type="currency">
            <text:p>$1.4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style-name="ce2" office:value-type="date" office:date-value="2026-03-18" calcext:value-type="date">
            <text:p>2026-03-18</text:p>
          </table:table-cell>
          <table:table-cell office:value-type="currency" office:currency="ARS" office:value="1415" calcext:value-type="currency">
            <text:p>$1.4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style-name="ce2" office:value-type="date" office:date-value="2026-03-19" calcext:value-type="date">
            <text:p>2026-03-19</text:p>
          </table:table-cell>
          <table:table-cell office:value-type="currency" office:currency="ARS" office:value="1415" calcext:value-type="currency">
            <text:p>$1.415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0" calcext:value-type="currency">
            <text:p>$1.360,00</text:p>
          </table:table-cell>
          <table:table-cell/>
          <table:table-cell table:style-name="ce2" office:value-type="date" office:date-value="2026-03-20" calcext:value-type="date">
            <text:p>2026-03-20</text:p>
          </table:table-cell>
          <table:table-cell office:value-type="currency" office:currency="ARS" office:value="1410" calcext:value-type="currency">
            <text:p>$1.4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0" calcext:value-type="currency">
            <text:p>$1.360,00</text:p>
          </table:table-cell>
          <table:table-cell/>
          <table:table-cell table:style-name="ce2" office:value-type="date" office:date-value="2026-03-21" calcext:value-type="date">
            <text:p>2026-03-21</text:p>
          </table:table-cell>
          <table:table-cell office:value-type="currency" office:currency="ARS" office:value="1410" calcext:value-type="currency">
            <text:p>$1.4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0" calcext:value-type="currency">
            <text:p>$1.360,00</text:p>
          </table:table-cell>
          <table:table-cell/>
          <table:table-cell table:style-name="ce2" office:value-type="date" office:date-value="2026-03-22" calcext:value-type="date">
            <text:p>2026-03-22</text:p>
          </table:table-cell>
          <table:table-cell office:value-type="currency" office:currency="ARS" office:value="1410" calcext:value-type="currency">
            <text:p>$1.4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0" calcext:value-type="currency">
            <text:p>$1.360,00</text:p>
          </table:table-cell>
          <table:table-cell/>
          <table:table-cell table:style-name="ce2" office:value-type="date" office:date-value="2026-03-23" calcext:value-type="date">
            <text:p>2026-03-23</text:p>
          </table:table-cell>
          <table:table-cell office:value-type="currency" office:currency="ARS" office:value="1410" calcext:value-type="currency">
            <text:p>$1.4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60" calcext:value-type="currency">
            <text:p>$1.360,00</text:p>
          </table:table-cell>
          <table:table-cell/>
          <table:table-cell table:style-name="ce2" office:value-type="date" office:date-value="2026-03-24" calcext:value-type="date">
            <text:p>2026-03-24</text:p>
          </table:table-cell>
          <table:table-cell office:value-type="currency" office:currency="ARS" office:value="1410" calcext:value-type="currency">
            <text:p>$1.41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50" calcext:value-type="currency">
            <text:p>$1.350,00</text:p>
          </table:table-cell>
          <table:table-cell/>
          <table:table-cell table:style-name="ce2" office:value-type="date" office:date-value="2026-03-25" calcext:value-type="date">
            <text:p>2026-03-25</text:p>
          </table:table-cell>
          <table:table-cell office:value-type="currency" office:currency="ARS" office:value="1400" calcext:value-type="currency">
            <text:p>$1.40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40" calcext:value-type="currency">
            <text:p>$1.340,00</text:p>
          </table:table-cell>
          <table:table-cell/>
          <table:table-cell table:style-name="ce2" office:value-type="date" office:date-value="2026-03-26" calcext:value-type="date">
            <text:p>2026-03-26</text:p>
          </table:table-cell>
          <table:table-cell office:value-type="currency" office:currency="ARS" office:value="1390" calcext:value-type="currency">
            <text:p>$1.390,00</text:p>
          </table:table-cell>
        </table:table-row>
        <table:table-row table:style-name="ro1">
          <table:table-cell office:value-type="string" calcext:value-type="string">
            <text:p>oficial</text:p>
          </table:table-cell>
          <table:table-cell office:value-type="currency" office:currency="ARS" office:value="1355" calcext:value-type="currency">
            <text:p>$1.355,00</text:p>
          </table:table-cell>
          <table:table-cell/>
          <table:table-cell table:style-name="ce2" office:value-type="date" office:date-value="2026-03-27" calcext:value-type="date">
            <text:p>2026-03-27</text:p>
          </table:table-cell>
          <table:table-cell office:value-type="currency" office:currency="ARS" office:value="1405" calcext:value-type="currency">
            <text:p>$1.405,00</text:p>
          </table:table-cell>
        </table:table-row>
        <table:table-row table:style-name="ro1" table:number-rows-repeated="10481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20:48:44.1442921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20:28:27.405639723</meta:creation-date>
    <dc:date>2026-03-27T21:23:10.481036024</dc:date>
    <meta:editing-duration>PT24M35S</meta:editing-duration>
    <meta:editing-cycles>3</meta:editing-cycles>
    <meta:generator>LibreOffice/24.2.7.2$Linux_X86_64 LibreOffice_project/420$Build-2</meta:generator>
    <meta:document-statistic meta:table-count="1" meta:cell-count="1804" meta:object-count="0"/>
  </office:meta>
</office:document-meta>
</file>